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0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8.16pt"/>
    </style:style>
    <style:style style:name="co4" style:family="table-column">
      <style:table-column-properties fo:break-before="auto" style:column-width="121.15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iousAngle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34">
            <text:p>ExtrusionLength =0.5 Growth Ratio = 1.04</text:p>
          </table:table-cell>
          <table:table-cell table:style-name="ce2" office:value-type="string" calcext:value-type="string">
            <text:p>Bin</text:p>
          </table:table-cell>
          <table:table-cell table:style-name="ce2" table:number-columns-repeated="2"/>
          <table:table-cell table:style-name="ce2" office:value-type="string" calcext:value-type="string">
            <text:p>% before</text:p>
          </table:table-cell>
          <table:table-cell table:style-name="ce2" office:value-type="string" calcext:value-type="string">
            <text:p>% after</text:p>
          </table:table-cell>
          <table:table-cell table:style-name="ce2" office:value-type="string" calcext:value-type="string">
            <text:p>nTris</text:p>
          </table:table-cell>
          <table:table-cell table:style-name="ce2" office:value-type="string" calcext:value-type="string">
            <text:p>nQuads</text:p>
          </table:table-cell>
          <table:table-cell table:style-name="ce2" office:value-type="string" calcext:value-type="string">
            <text:p>%Quads</text:p>
          </table:table-cell>
          <table:table-cell/>
          <table:table-cell table:style-name="ce1" office:value-type="string" calcext:value-type="string" table:number-columns-spanned="1" table:number-rows-spanned="34">
            <text:p>ExtrusionLength =0.3 Growth Ratio = 1.08</text:p>
          </table:table-cell>
          <table:table-cell table:style-name="ce2" office:value-type="string" calcext:value-type="string">
            <text:p>Bin</text:p>
          </table:table-cell>
          <table:table-cell table:style-name="ce2" table:number-columns-repeated="2"/>
          <table:table-cell table:style-name="ce2" office:value-type="string" calcext:value-type="string">
            <text:p>% before</text:p>
          </table:table-cell>
          <table:table-cell table:style-name="ce2" office:value-type="string" calcext:value-type="string">
            <text:p>% after</text:p>
          </table:table-cell>
          <table:table-cell table:style-name="ce2" office:value-type="string" calcext:value-type="string">
            <text:p>nTris</text:p>
          </table:table-cell>
          <table:table-cell table:style-name="ce2" office:value-type="string" calcext:value-type="string">
            <text:p>nQuads</text:p>
          </table:table-cell>
          <table:table-cell table:style-name="ce2" office:value-type="string" calcext:value-type="string">
            <text:p>%Quads</text:p>
          </table:table-cell>
        </table:table-row>
        <table:table-row table:style-name="ro1">
          <table:covered-table-cell office:value-type="float" office:value="1.1" calcext:value-type="float">
            <text:p>1.1</text:p>
          </table:covered-table-cell>
          <table:table-cell office:value-type="float" office:value="3" calcext:value-type="float">
            <text:p>3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" calcext:value-type="float">
            <text:p>0</text:p>
          </table:table-cell>
          <table:table-cell table:formula="of:=[.C2]*100" office:value-type="float" office:value="0.3611" calcext:value-type="float">
            <text:p>0.3611</text:p>
          </table:table-cell>
          <table:table-cell table:formula="of:=[.D2]*100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14227" calcext:value-type="float">
            <text:p>14227</text:p>
          </table:table-cell>
          <table:table-cell table:formula="of:=100*[.H2]/([.H2]+[.G2])" office:value-type="float" office:value="96.4346234664136" calcext:value-type="float">
            <text:p>96.4346234664136</text:p>
          </table:table-cell>
          <table:table-cell/>
          <table:covered-table-cell office:value-type="float" office:value="1.1" calcext:value-type="float">
            <text:p>1.1</text:p>
          </table:covered-table-cell>
          <table:table-cell office:value-type="float" office:value="3" calcext:value-type="float">
            <text:p>3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0019" calcext:value-type="float">
            <text:p>1.9E-05</text:p>
          </table:table-cell>
          <table:table-cell table:formula="of:=[.M2]*100" office:value-type="float" office:value="0.3611" calcext:value-type="float">
            <text:p>0.3611</text:p>
          </table:table-cell>
          <table:table-cell table:formula="of:=[.N2]*100" office:value-type="float" office:value="0.0019" calcext:value-type="float">
            <text:p>0.0019</text:p>
          </table:table-cell>
          <table:table-cell office:value-type="float" office:value="552" calcext:value-type="float">
            <text:p>552</text:p>
          </table:table-cell>
          <table:table-cell office:value-type="float" office:value="12662" calcext:value-type="float">
            <text:p>12662</text:p>
          </table:table-cell>
          <table:table-cell table:formula="of:=100*[.R2]/([.R2]+[.Q2])" office:value-type="float" office:value="95.8226123808082" calcext:value-type="float">
            <text:p>95.822612380808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.00012" calcext:value-type="float">
            <text:p>0.00012</text:p>
          </table:table-cell>
          <table:table-cell table:formula="of:=[.C3]*100" office:value-type="float" office:value="0.4568" calcext:value-type="float">
            <text:p>0.4568</text:p>
          </table:table-cell>
          <table:table-cell table:formula="of:=[.D3]*100" office:value-type="float" office:value="0.012" calcext:value-type="float">
            <text:p>0.012</text:p>
          </table:table-cell>
          <table:table-cell table:number-columns-repeated="4"/>
          <table:covered-table-cell/>
          <table:table-cell office:value-type="float" office:value="9" calcext:value-type="float">
            <text:p>9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.000076" calcext:value-type="float">
            <text:p>7.6E-05</text:p>
          </table:table-cell>
          <table:table-cell table:formula="of:=[.M3]*100" office:value-type="float" office:value="0.4568" calcext:value-type="float">
            <text:p>0.4568</text:p>
          </table:table-cell>
          <table:table-cell table:formula="of:=[.N3]*100" office:value-type="float" office:value="0.0076" calcext:value-type="float">
            <text:p>0.007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06569" calcext:value-type="float">
            <text:p>0.006569</text:p>
          </table:table-cell>
          <table:table-cell office:value-type="float" office:value="0.000376" calcext:value-type="float">
            <text:p>0.000376</text:p>
          </table:table-cell>
          <table:table-cell table:formula="of:=[.C4]*100" office:value-type="float" office:value="0.6569" calcext:value-type="float">
            <text:p>0.6569</text:p>
          </table:table-cell>
          <table:table-cell table:formula="of:=[.D4]*100" office:value-type="float" office:value="0.0376" calcext:value-type="float">
            <text:p>0.0376</text:p>
          </table:table-cell>
          <table:table-cell table:number-columns-repeated="4"/>
          <table:covered-table-cell/>
          <table:table-cell office:value-type="float" office:value="15" calcext:value-type="float">
            <text:p>15</text:p>
          </table:table-cell>
          <table:table-cell office:value-type="float" office:value="0.006569" calcext:value-type="float">
            <text:p>0.006569</text:p>
          </table:table-cell>
          <table:table-cell office:value-type="float" office:value="0.000363" calcext:value-type="float">
            <text:p>0.000363</text:p>
          </table:table-cell>
          <table:table-cell table:formula="of:=[.M4]*100" office:value-type="float" office:value="0.6569" calcext:value-type="float">
            <text:p>0.6569</text:p>
          </table:table-cell>
          <table:table-cell table:formula="of:=[.N4]*100" office:value-type="float" office:value="0.0363" calcext:value-type="float">
            <text:p>0.036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0.010224" calcext:value-type="float">
            <text:p>0.010224</text:p>
          </table:table-cell>
          <table:table-cell office:value-type="float" office:value="0.000735" calcext:value-type="float">
            <text:p>0.000735</text:p>
          </table:table-cell>
          <table:table-cell table:formula="of:=[.C5]*100" office:value-type="float" office:value="1.0224" calcext:value-type="float">
            <text:p>1.0224</text:p>
          </table:table-cell>
          <table:table-cell table:formula="of:=[.D5]*100" office:value-type="float" office:value="0.0735" calcext:value-type="float">
            <text:p>0.0735</text:p>
          </table:table-cell>
          <table:table-cell table:number-columns-repeated="4"/>
          <table:covered-table-cell/>
          <table:table-cell office:value-type="float" office:value="21" calcext:value-type="float">
            <text:p>21</text:p>
          </table:table-cell>
          <table:table-cell office:value-type="float" office:value="0.010224" calcext:value-type="float">
            <text:p>0.010224</text:p>
          </table:table-cell>
          <table:table-cell office:value-type="float" office:value="0.000746" calcext:value-type="float">
            <text:p>0.000746</text:p>
          </table:table-cell>
          <table:table-cell table:formula="of:=[.M5]*100" office:value-type="float" office:value="1.0224" calcext:value-type="float">
            <text:p>1.0224</text:p>
          </table:table-cell>
          <table:table-cell table:formula="of:=[.N5]*100" office:value-type="float" office:value="0.0746" calcext:value-type="float">
            <text:p>0.074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0.009963" calcext:value-type="float">
            <text:p>0.009963</text:p>
          </table:table-cell>
          <table:table-cell office:value-type="float" office:value="0.00094" calcext:value-type="float">
            <text:p>0.00094</text:p>
          </table:table-cell>
          <table:table-cell table:formula="of:=[.C6]*100" office:value-type="float" office:value="0.9963" calcext:value-type="float">
            <text:p>0.9963</text:p>
          </table:table-cell>
          <table:table-cell table:formula="of:=[.D6]*100" office:value-type="float" office:value="0.094" calcext:value-type="float">
            <text:p>0.094</text:p>
          </table:table-cell>
          <table:table-cell table:number-columns-repeated="4"/>
          <table:covered-table-cell/>
          <table:table-cell office:value-type="float" office:value="27" calcext:value-type="float">
            <text:p>27</text:p>
          </table:table-cell>
          <table:table-cell office:value-type="float" office:value="0.009963" calcext:value-type="float">
            <text:p>0.009963</text:p>
          </table:table-cell>
          <table:table-cell office:value-type="float" office:value="0.000937" calcext:value-type="float">
            <text:p>0.000937</text:p>
          </table:table-cell>
          <table:table-cell table:formula="of:=[.M6]*100" office:value-type="float" office:value="0.9963" calcext:value-type="float">
            <text:p>0.9963</text:p>
          </table:table-cell>
          <table:table-cell table:formula="of:=[.N6]*100" office:value-type="float" office:value="0.0937" calcext:value-type="float">
            <text:p>0.093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0.009876" calcext:value-type="float">
            <text:p>0.009876</text:p>
          </table:table-cell>
          <table:table-cell office:value-type="float" office:value="0.004172" calcext:value-type="float">
            <text:p>0.004172</text:p>
          </table:table-cell>
          <table:table-cell table:formula="of:=[.C7]*100" office:value-type="float" office:value="0.9876" calcext:value-type="float">
            <text:p>0.9876</text:p>
          </table:table-cell>
          <table:table-cell table:formula="of:=[.D7]*100" office:value-type="float" office:value="0.4172" calcext:value-type="float">
            <text:p>0.4172</text:p>
          </table:table-cell>
          <table:table-cell table:number-columns-repeated="4"/>
          <table:covered-table-cell/>
          <table:table-cell office:value-type="float" office:value="33" calcext:value-type="float">
            <text:p>33</text:p>
          </table:table-cell>
          <table:table-cell office:value-type="float" office:value="0.009876" calcext:value-type="float">
            <text:p>0.009876</text:p>
          </table:table-cell>
          <table:table-cell office:value-type="float" office:value="0.007189" calcext:value-type="float">
            <text:p>0.007189</text:p>
          </table:table-cell>
          <table:table-cell table:formula="of:=[.M7]*100" office:value-type="float" office:value="0.9876" calcext:value-type="float">
            <text:p>0.9876</text:p>
          </table:table-cell>
          <table:table-cell table:formula="of:=[.N7]*100" office:value-type="float" office:value="0.7189" calcext:value-type="float">
            <text:p>0.718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6737" calcext:value-type="float">
            <text:p>0.006737</text:p>
          </table:table-cell>
          <table:table-cell table:formula="of:=[.C8]*100" office:value-type="float" office:value="0.7744" calcext:value-type="float">
            <text:p>0.7744</text:p>
          </table:table-cell>
          <table:table-cell table:formula="of:=[.D8]*100" office:value-type="float" office:value="0.6737" calcext:value-type="float">
            <text:p>0.6737</text:p>
          </table:table-cell>
          <table:table-cell table:number-columns-repeated="4"/>
          <table:covered-table-cell/>
          <table:table-cell office:value-type="float" office:value="39" calcext:value-type="float">
            <text:p>3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10133" calcext:value-type="float">
            <text:p>0.010133</text:p>
          </table:table-cell>
          <table:table-cell table:formula="of:=[.M8]*100" office:value-type="float" office:value="0.7744" calcext:value-type="float">
            <text:p>0.7744</text:p>
          </table:table-cell>
          <table:table-cell table:formula="of:=[.N8]*100" office:value-type="float" office:value="1.0133" calcext:value-type="float">
            <text:p>1.013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05848" calcext:value-type="float">
            <text:p>0.005848</text:p>
          </table:table-cell>
          <table:table-cell table:formula="of:=[.C9]*100" office:value-type="float" office:value="1.018" calcext:value-type="float">
            <text:p>1.018</text:p>
          </table:table-cell>
          <table:table-cell table:formula="of:=[.D9]*100" office:value-type="float" office:value="0.5848" calcext:value-type="float">
            <text:p>0.5848</text:p>
          </table:table-cell>
          <table:table-cell table:number-columns-repeated="4"/>
          <table:covered-table-cell/>
          <table:table-cell office:value-type="float" office:value="45" calcext:value-type="float">
            <text:p>45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06959" calcext:value-type="float">
            <text:p>0.006959</text:p>
          </table:table-cell>
          <table:table-cell table:formula="of:=[.M9]*100" office:value-type="float" office:value="1.018" calcext:value-type="float">
            <text:p>1.018</text:p>
          </table:table-cell>
          <table:table-cell table:formula="of:=[.N9]*100" office:value-type="float" office:value="0.6959" calcext:value-type="float">
            <text:p>0.695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" calcext:value-type="float">
            <text:p>51</text:p>
          </table:table-cell>
          <table:table-cell office:value-type="float" office:value="0.012529" calcext:value-type="float">
            <text:p>0.012529</text:p>
          </table:table-cell>
          <table:table-cell office:value-type="float" office:value="0.006019" calcext:value-type="float">
            <text:p>0.006019</text:p>
          </table:table-cell>
          <table:table-cell table:formula="of:=[.C10]*100" office:value-type="float" office:value="1.2529" calcext:value-type="float">
            <text:p>1.2529</text:p>
          </table:table-cell>
          <table:table-cell table:formula="of:=[.D10]*100" office:value-type="float" office:value="0.6019" calcext:value-type="float">
            <text:p>0.6019</text:p>
          </table:table-cell>
          <table:table-cell table:number-columns-repeated="4"/>
          <table:covered-table-cell/>
          <table:table-cell office:value-type="float" office:value="51" calcext:value-type="float">
            <text:p>51</text:p>
          </table:table-cell>
          <table:table-cell office:value-type="float" office:value="0.012529" calcext:value-type="float">
            <text:p>0.012529</text:p>
          </table:table-cell>
          <table:table-cell office:value-type="float" office:value="0.005755" calcext:value-type="float">
            <text:p>0.005755</text:p>
          </table:table-cell>
          <table:table-cell table:formula="of:=[.M10]*100" office:value-type="float" office:value="1.2529" calcext:value-type="float">
            <text:p>1.2529</text:p>
          </table:table-cell>
          <table:table-cell table:formula="of:=[.N10]*100" office:value-type="float" office:value="0.5755" calcext:value-type="float">
            <text:p>0.575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7" calcext:value-type="float">
            <text:p>57</text:p>
          </table:table-cell>
          <table:table-cell office:value-type="float" office:value="0.383364" calcext:value-type="float">
            <text:p>0.383364</text:p>
          </table:table-cell>
          <table:table-cell office:value-type="float" office:value="0.00713" calcext:value-type="float">
            <text:p>0.00713</text:p>
          </table:table-cell>
          <table:table-cell table:formula="of:=[.C11]*100" office:value-type="float" office:value="38.3364" calcext:value-type="float">
            <text:p>38.3364</text:p>
          </table:table-cell>
          <table:table-cell table:formula="of:=[.D11]*100" office:value-type="float" office:value="0.713" calcext:value-type="float">
            <text:p>0.713</text:p>
          </table:table-cell>
          <table:table-cell table:number-columns-repeated="4"/>
          <table:covered-table-cell/>
          <table:table-cell office:value-type="float" office:value="57" calcext:value-type="float">
            <text:p>57</text:p>
          </table:table-cell>
          <table:table-cell office:value-type="float" office:value="0.383364" calcext:value-type="float">
            <text:p>0.383364</text:p>
          </table:table-cell>
          <table:table-cell office:value-type="float" office:value="0.009158" calcext:value-type="float">
            <text:p>0.009158</text:p>
          </table:table-cell>
          <table:table-cell table:formula="of:=[.M11]*100" office:value-type="float" office:value="38.3364" calcext:value-type="float">
            <text:p>38.3364</text:p>
          </table:table-cell>
          <table:table-cell table:formula="of:=[.N11]*100" office:value-type="float" office:value="0.9158" calcext:value-type="float">
            <text:p>0.915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63" calcext:value-type="float">
            <text:p>63</text:p>
          </table:table-cell>
          <table:table-cell office:value-type="float" office:value="0.472026" calcext:value-type="float">
            <text:p>0.472026</text:p>
          </table:table-cell>
          <table:table-cell office:value-type="float" office:value="0.010721" calcext:value-type="float">
            <text:p>0.010721</text:p>
          </table:table-cell>
          <table:table-cell table:formula="of:=[.C12]*100" office:value-type="float" office:value="47.2026" calcext:value-type="float">
            <text:p>47.2026</text:p>
          </table:table-cell>
          <table:table-cell table:formula="of:=[.D12]*100" office:value-type="float" office:value="1.0721" calcext:value-type="float">
            <text:p>1.0721</text:p>
          </table:table-cell>
          <table:table-cell table:number-columns-repeated="4"/>
          <table:covered-table-cell/>
          <table:table-cell office:value-type="float" office:value="63" calcext:value-type="float">
            <text:p>63</text:p>
          </table:table-cell>
          <table:table-cell office:value-type="float" office:value="0.472026" calcext:value-type="float">
            <text:p>0.472026</text:p>
          </table:table-cell>
          <table:table-cell office:value-type="float" office:value="0.012427" calcext:value-type="float">
            <text:p>0.012427</text:p>
          </table:table-cell>
          <table:table-cell table:formula="of:=[.M12]*100" office:value-type="float" office:value="47.2026" calcext:value-type="float">
            <text:p>47.2026</text:p>
          </table:table-cell>
          <table:table-cell table:formula="of:=[.N12]*100" office:value-type="float" office:value="1.2427" calcext:value-type="float">
            <text:p>1.2427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69" calcext:value-type="float">
            <text:p>69</text:p>
          </table:table-cell>
          <table:table-cell office:value-type="float" office:value="0.016749" calcext:value-type="float">
            <text:p>0.016749</text:p>
          </table:table-cell>
          <table:table-cell office:value-type="float" office:value="0.013251" calcext:value-type="float">
            <text:p>0.013251</text:p>
          </table:table-cell>
          <table:table-cell table:formula="of:=[.C13]*100" office:value-type="float" office:value="1.6749" calcext:value-type="float">
            <text:p>1.6749</text:p>
          </table:table-cell>
          <table:table-cell table:formula="of:=[.D13]*100" office:value-type="float" office:value="1.3251" calcext:value-type="float">
            <text:p>1.3251</text:p>
          </table:table-cell>
          <table:table-cell table:number-columns-repeated="4"/>
          <table:covered-table-cell/>
          <table:table-cell office:value-type="float" office:value="69" calcext:value-type="float">
            <text:p>69</text:p>
          </table:table-cell>
          <table:table-cell office:value-type="float" office:value="0.016749" calcext:value-type="float">
            <text:p>0.016749</text:p>
          </table:table-cell>
          <table:table-cell office:value-type="float" office:value="0.013613" calcext:value-type="float">
            <text:p>0.013613</text:p>
          </table:table-cell>
          <table:table-cell table:formula="of:=[.M13]*100" office:value-type="float" office:value="1.6749" calcext:value-type="float">
            <text:p>1.6749</text:p>
          </table:table-cell>
          <table:table-cell table:formula="of:=[.N13]*100" office:value-type="float" office:value="1.3613" calcext:value-type="float">
            <text:p>1.361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75" calcext:value-type="float">
            <text:p>75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0278" calcext:value-type="float">
            <text:p>0.020278</text:p>
          </table:table-cell>
          <table:table-cell table:formula="of:=[.C14]*100" office:value-type="float" office:value="0.9745" calcext:value-type="float">
            <text:p>0.9745</text:p>
          </table:table-cell>
          <table:table-cell table:formula="of:=[.D14]*100" office:value-type="float" office:value="2.0278" calcext:value-type="float">
            <text:p>2.0278</text:p>
          </table:table-cell>
          <table:table-cell table:number-columns-repeated="4"/>
          <table:covered-table-cell/>
          <table:table-cell office:value-type="float" office:value="75" calcext:value-type="float">
            <text:p>75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19119" calcext:value-type="float">
            <text:p>0.019119</text:p>
          </table:table-cell>
          <table:table-cell table:formula="of:=[.M14]*100" office:value-type="float" office:value="0.9745" calcext:value-type="float">
            <text:p>0.9745</text:p>
          </table:table-cell>
          <table:table-cell table:formula="of:=[.N14]*100" office:value-type="float" office:value="1.9119" calcext:value-type="float">
            <text:p>1.911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81" calcext:value-type="float">
            <text:p>81</text:p>
          </table:table-cell>
          <table:table-cell office:value-type="float" office:value="0.007222" calcext:value-type="float">
            <text:p>0.007222</text:p>
          </table:table-cell>
          <table:table-cell office:value-type="float" office:value="0.030845" calcext:value-type="float">
            <text:p>0.030845</text:p>
          </table:table-cell>
          <table:table-cell table:formula="of:=[.C15]*100" office:value-type="float" office:value="0.7222" calcext:value-type="float">
            <text:p>0.7222</text:p>
          </table:table-cell>
          <table:table-cell table:formula="of:=[.D15]*100" office:value-type="float" office:value="3.0845" calcext:value-type="float">
            <text:p>3.0845</text:p>
          </table:table-cell>
          <table:table-cell table:number-columns-repeated="4"/>
          <table:covered-table-cell/>
          <table:table-cell office:value-type="float" office:value="81" calcext:value-type="float">
            <text:p>81</text:p>
          </table:table-cell>
          <table:table-cell office:value-type="float" office:value="0.007222" calcext:value-type="float">
            <text:p>0.007222</text:p>
          </table:table-cell>
          <table:table-cell office:value-type="float" office:value="0.034739" calcext:value-type="float">
            <text:p>0.034739</text:p>
          </table:table-cell>
          <table:table-cell table:formula="of:=[.M15]*100" office:value-type="float" office:value="0.7222" calcext:value-type="float">
            <text:p>0.7222</text:p>
          </table:table-cell>
          <table:table-cell table:formula="of:=[.N15]*100" office:value-type="float" office:value="3.4739" calcext:value-type="float">
            <text:p>3.473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87" calcext:value-type="float">
            <text:p>87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0.381698" calcext:value-type="float">
            <text:p>0.381698</text:p>
          </table:table-cell>
          <table:table-cell table:formula="of:=[.C16]*100" office:value-type="float" office:value="0.7091" calcext:value-type="float">
            <text:p>0.7091</text:p>
          </table:table-cell>
          <table:table-cell table:formula="of:=[.D16]*100" office:value-type="float" office:value="38.1698" calcext:value-type="float">
            <text:p>38.1698</text:p>
          </table:table-cell>
          <table:table-cell table:number-columns-repeated="4"/>
          <table:covered-table-cell/>
          <table:table-cell office:value-type="float" office:value="87" calcext:value-type="float">
            <text:p>87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0.375363" calcext:value-type="float">
            <text:p>0.375363</text:p>
          </table:table-cell>
          <table:table-cell table:formula="of:=[.M16]*100" office:value-type="float" office:value="0.7091" calcext:value-type="float">
            <text:p>0.7091</text:p>
          </table:table-cell>
          <table:table-cell table:formula="of:=[.N16]*100" office:value-type="float" office:value="37.5363" calcext:value-type="float">
            <text:p>37.536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93" calcext:value-type="float">
            <text:p>93</text:p>
          </table:table-cell>
          <table:table-cell office:value-type="float" office:value="0.005873" calcext:value-type="float">
            <text:p>0.005873</text:p>
          </table:table-cell>
          <table:table-cell office:value-type="float" office:value="0.410833" calcext:value-type="float">
            <text:p>0.410833</text:p>
          </table:table-cell>
          <table:table-cell table:formula="of:=[.C17]*100" office:value-type="float" office:value="0.5873" calcext:value-type="float">
            <text:p>0.5873</text:p>
          </table:table-cell>
          <table:table-cell table:formula="of:=[.D17]*100" office:value-type="float" office:value="41.0833" calcext:value-type="float">
            <text:p>41.0833</text:p>
          </table:table-cell>
          <table:table-cell table:number-columns-repeated="4"/>
          <table:covered-table-cell/>
          <table:table-cell office:value-type="float" office:value="93" calcext:value-type="float">
            <text:p>93</text:p>
          </table:table-cell>
          <table:table-cell office:value-type="float" office:value="0.005873" calcext:value-type="float">
            <text:p>0.005873</text:p>
          </table:table-cell>
          <table:table-cell office:value-type="float" office:value="0.393832" calcext:value-type="float">
            <text:p>0.393832</text:p>
          </table:table-cell>
          <table:table-cell table:formula="of:=[.M17]*100" office:value-type="float" office:value="0.5873" calcext:value-type="float">
            <text:p>0.5873</text:p>
          </table:table-cell>
          <table:table-cell table:formula="of:=[.N17]*100" office:value-type="float" office:value="39.3832" calcext:value-type="float">
            <text:p>39.383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036932" calcext:value-type="float">
            <text:p>0.036932</text:p>
          </table:table-cell>
          <table:table-cell table:formula="of:=[.C18]*100" office:value-type="float" office:value="0.4655" calcext:value-type="float">
            <text:p>0.4655</text:p>
          </table:table-cell>
          <table:table-cell table:formula="of:=[.D18]*100" office:value-type="float" office:value="3.6932" calcext:value-type="float">
            <text:p>3.6932</text:p>
          </table:table-cell>
          <table:table-cell table:number-columns-repeated="4"/>
          <table:covered-table-cell/>
          <table:table-cell office:value-type="float" office:value="99" calcext:value-type="float">
            <text:p>99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037129" calcext:value-type="float">
            <text:p>0.037129</text:p>
          </table:table-cell>
          <table:table-cell table:formula="of:=[.M18]*100" office:value-type="float" office:value="0.4655" calcext:value-type="float">
            <text:p>0.4655</text:p>
          </table:table-cell>
          <table:table-cell table:formula="of:=[.N18]*100" office:value-type="float" office:value="3.7129" calcext:value-type="float">
            <text:p>3.712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0.004089" calcext:value-type="float">
            <text:p>0.004089</text:p>
          </table:table-cell>
          <table:table-cell office:value-type="float" office:value="0.026759" calcext:value-type="float">
            <text:p>0.026759</text:p>
          </table:table-cell>
          <table:table-cell table:formula="of:=[.C19]*100" office:value-type="float" office:value="0.4089" calcext:value-type="float">
            <text:p>0.4089</text:p>
          </table:table-cell>
          <table:table-cell table:formula="of:=[.D19]*100" office:value-type="float" office:value="2.6759" calcext:value-type="float">
            <text:p>2.6759</text:p>
          </table:table-cell>
          <table:table-cell table:number-columns-repeated="4"/>
          <table:covered-table-cell/>
          <table:table-cell office:value-type="float" office:value="105" calcext:value-type="float">
            <text:p>105</text:p>
          </table:table-cell>
          <table:table-cell office:value-type="float" office:value="0.004089" calcext:value-type="float">
            <text:p>0.004089</text:p>
          </table:table-cell>
          <table:table-cell office:value-type="float" office:value="0.024511" calcext:value-type="float">
            <text:p>0.024511</text:p>
          </table:table-cell>
          <table:table-cell table:formula="of:=[.M19]*100" office:value-type="float" office:value="0.4089" calcext:value-type="float">
            <text:p>0.4089</text:p>
          </table:table-cell>
          <table:table-cell table:formula="of:=[.N19]*100" office:value-type="float" office:value="2.4511" calcext:value-type="float">
            <text:p>2.451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11" calcext:value-type="float">
            <text:p>111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16021" calcext:value-type="float">
            <text:p>0.016021</text:p>
          </table:table-cell>
          <table:table-cell table:formula="of:=[.C20]*100" office:value-type="float" office:value="0.3567" calcext:value-type="float">
            <text:p>0.3567</text:p>
          </table:table-cell>
          <table:table-cell table:formula="of:=[.D20]*100" office:value-type="float" office:value="1.6021" calcext:value-type="float">
            <text:p>1.6021</text:p>
          </table:table-cell>
          <table:table-cell table:number-columns-repeated="4"/>
          <table:covered-table-cell/>
          <table:table-cell office:value-type="float" office:value="111" calcext:value-type="float">
            <text:p>111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18469" calcext:value-type="float">
            <text:p>0.018469</text:p>
          </table:table-cell>
          <table:table-cell table:formula="of:=[.M20]*100" office:value-type="float" office:value="0.3567" calcext:value-type="float">
            <text:p>0.3567</text:p>
          </table:table-cell>
          <table:table-cell table:formula="of:=[.N20]*100" office:value-type="float" office:value="1.8469" calcext:value-type="float">
            <text:p>1.846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17" calcext:value-type="float">
            <text:p>117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9062" calcext:value-type="float">
            <text:p>0.009062</text:p>
          </table:table-cell>
          <table:table-cell table:formula="of:=[.C21]*100" office:value-type="float" office:value="0.2958" calcext:value-type="float">
            <text:p>0.2958</text:p>
          </table:table-cell>
          <table:table-cell table:formula="of:=[.D21]*100" office:value-type="float" office:value="0.9062" calcext:value-type="float">
            <text:p>0.9062</text:p>
          </table:table-cell>
          <table:table-cell table:number-columns-repeated="4"/>
          <table:covered-table-cell/>
          <table:table-cell office:value-type="float" office:value="117" calcext:value-type="float">
            <text:p>117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11663" calcext:value-type="float">
            <text:p>0.011663</text:p>
          </table:table-cell>
          <table:table-cell table:formula="of:=[.M21]*100" office:value-type="float" office:value="0.2958" calcext:value-type="float">
            <text:p>0.2958</text:p>
          </table:table-cell>
          <table:table-cell table:formula="of:=[.N21]*100" office:value-type="float" office:value="1.1663" calcext:value-type="float">
            <text:p>1.166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3" calcext:value-type="float">
            <text:p>123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0383" calcext:value-type="float">
            <text:p>0.00383</text:p>
          </table:table-cell>
          <table:table-cell table:formula="of:=[.C22]*100" office:value-type="float" office:value="0.1871" calcext:value-type="float">
            <text:p>0.1871</text:p>
          </table:table-cell>
          <table:table-cell table:formula="of:=[.D22]*100" office:value-type="float" office:value="0.383" calcext:value-type="float">
            <text:p>0.383</text:p>
          </table:table-cell>
          <table:table-cell table:number-columns-repeated="4"/>
          <table:covered-table-cell/>
          <table:table-cell office:value-type="float" office:value="123" calcext:value-type="float">
            <text:p>123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06022" calcext:value-type="float">
            <text:p>0.006022</text:p>
          </table:table-cell>
          <table:table-cell table:formula="of:=[.M22]*100" office:value-type="float" office:value="0.1871" calcext:value-type="float">
            <text:p>0.1871</text:p>
          </table:table-cell>
          <table:table-cell table:formula="of:=[.N22]*100" office:value-type="float" office:value="0.6022" calcext:value-type="float">
            <text:p>0.602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9" calcext:value-type="float">
            <text:p>129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4463" calcext:value-type="float">
            <text:p>0.004463</text:p>
          </table:table-cell>
          <table:table-cell table:formula="of:=[.C23]*100" office:value-type="float" office:value="0.0783" calcext:value-type="float">
            <text:p>0.0783</text:p>
          </table:table-cell>
          <table:table-cell table:formula="of:=[.D23]*100" office:value-type="float" office:value="0.4463" calcext:value-type="float">
            <text:p>0.4463</text:p>
          </table:table-cell>
          <table:table-cell table:number-columns-repeated="4"/>
          <table:covered-table-cell/>
          <table:table-cell office:value-type="float" office:value="129" calcext:value-type="float">
            <text:p>129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4378" calcext:value-type="float">
            <text:p>0.004378</text:p>
          </table:table-cell>
          <table:table-cell table:formula="of:=[.M23]*100" office:value-type="float" office:value="0.0783" calcext:value-type="float">
            <text:p>0.0783</text:p>
          </table:table-cell>
          <table:table-cell table:formula="of:=[.N23]*100" office:value-type="float" office:value="0.4378" calcext:value-type="float">
            <text:p>0.437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992" calcext:value-type="float">
            <text:p>0.000992</text:p>
          </table:table-cell>
          <table:table-cell table:formula="of:=[.C24]*100" office:value-type="float" office:value="0.087" calcext:value-type="float">
            <text:p>0.087</text:p>
          </table:table-cell>
          <table:table-cell table:formula="of:=[.D24]*100" office:value-type="float" office:value="0.0992" calcext:value-type="float">
            <text:p>0.0992</text:p>
          </table:table-cell>
          <table:table-cell table:number-columns-repeated="4"/>
          <table:covered-table-cell/>
          <table:table-cell office:value-type="float" office:value="135" calcext:value-type="float">
            <text:p>13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2696" calcext:value-type="float">
            <text:p>0.002696</text:p>
          </table:table-cell>
          <table:table-cell table:formula="of:=[.M24]*100" office:value-type="float" office:value="0.087" calcext:value-type="float">
            <text:p>0.087</text:p>
          </table:table-cell>
          <table:table-cell table:formula="of:=[.N24]*100" office:value-type="float" office:value="0.2696" calcext:value-type="float">
            <text:p>0.269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41" calcext:value-type="float">
            <text:p>141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633" calcext:value-type="float">
            <text:p>0.000633</text:p>
          </table:table-cell>
          <table:table-cell table:formula="of:=[.C25]*100" office:value-type="float" office:value="0.0609" calcext:value-type="float">
            <text:p>0.0609</text:p>
          </table:table-cell>
          <table:table-cell table:formula="of:=[.D25]*100" office:value-type="float" office:value="0.0633" calcext:value-type="float">
            <text:p>0.0633</text:p>
          </table:table-cell>
          <table:table-cell table:number-columns-repeated="4"/>
          <table:covered-table-cell/>
          <table:table-cell office:value-type="float" office:value="141" calcext:value-type="float">
            <text:p>141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1816" calcext:value-type="float">
            <text:p>0.001816</text:p>
          </table:table-cell>
          <table:table-cell table:formula="of:=[.M25]*100" office:value-type="float" office:value="0.0609" calcext:value-type="float">
            <text:p>0.0609</text:p>
          </table:table-cell>
          <table:table-cell table:formula="of:=[.N25]*100" office:value-type="float" office:value="0.1816" calcext:value-type="float">
            <text:p>0.181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47" calcext:value-type="float">
            <text:p>147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752" calcext:value-type="float">
            <text:p>0.000752</text:p>
          </table:table-cell>
          <table:table-cell table:formula="of:=[.C26]*100" office:value-type="float" office:value="0.0609" calcext:value-type="float">
            <text:p>0.0609</text:p>
          </table:table-cell>
          <table:table-cell table:formula="of:=[.D26]*100" office:value-type="float" office:value="0.0752" calcext:value-type="float">
            <text:p>0.0752</text:p>
          </table:table-cell>
          <table:table-cell table:number-columns-repeated="4"/>
          <table:covered-table-cell/>
          <table:table-cell office:value-type="float" office:value="147" calcext:value-type="float">
            <text:p>147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218" calcext:value-type="float">
            <text:p>0.00218</text:p>
          </table:table-cell>
          <table:table-cell table:formula="of:=[.M26]*100" office:value-type="float" office:value="0.0609" calcext:value-type="float">
            <text:p>0.0609</text:p>
          </table:table-cell>
          <table:table-cell table:formula="of:=[.N26]*100" office:value-type="float" office:value="0.218" calcext:value-type="float">
            <text:p>0.218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53" calcext:value-type="float">
            <text:p>153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393" calcext:value-type="float">
            <text:p>0.000393</text:p>
          </table:table-cell>
          <table:table-cell table:formula="of:=[.C27]*100" office:value-type="float" office:value="0.0566" calcext:value-type="float">
            <text:p>0.0566</text:p>
          </table:table-cell>
          <table:table-cell table:formula="of:=[.D27]*100" office:value-type="float" office:value="0.0393" calcext:value-type="float">
            <text:p>0.0393</text:p>
          </table:table-cell>
          <table:table-cell table:number-columns-repeated="4"/>
          <table:covered-table-cell/>
          <table:table-cell office:value-type="float" office:value="153" calcext:value-type="float">
            <text:p>153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306" calcext:value-type="float">
            <text:p>0.000306</text:p>
          </table:table-cell>
          <table:table-cell table:formula="of:=[.M27]*100" office:value-type="float" office:value="0.0566" calcext:value-type="float">
            <text:p>0.0566</text:p>
          </table:table-cell>
          <table:table-cell table:formula="of:=[.N27]*100" office:value-type="float" office:value="0.0306" calcext:value-type="float">
            <text:p>0.0306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59" calcext:value-type="float">
            <text:p>15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256" calcext:value-type="float">
            <text:p>0.000256</text:p>
          </table:table-cell>
          <table:table-cell table:formula="of:=[.C28]*100" office:value-type="float" office:value="0.074" calcext:value-type="float">
            <text:p>0.074</text:p>
          </table:table-cell>
          <table:table-cell table:formula="of:=[.D28]*100" office:value-type="float" office:value="0.0256" calcext:value-type="float">
            <text:p>0.0256</text:p>
          </table:table-cell>
          <table:table-cell table:number-columns-repeated="4"/>
          <table:covered-table-cell/>
          <table:table-cell office:value-type="float" office:value="159" calcext:value-type="float">
            <text:p>15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249" calcext:value-type="float">
            <text:p>0.000249</text:p>
          </table:table-cell>
          <table:table-cell table:formula="of:=[.M28]*100" office:value-type="float" office:value="0.074" calcext:value-type="float">
            <text:p>0.074</text:p>
          </table:table-cell>
          <table:table-cell table:formula="of:=[.N28]*100" office:value-type="float" office:value="0.0249" calcext:value-type="float">
            <text:p>0.0249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65" calcext:value-type="float">
            <text:p>165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000103" calcext:value-type="float">
            <text:p>0.000103</text:p>
          </table:table-cell>
          <table:table-cell table:formula="of:=[.C29]*100" office:value-type="float" office:value="0.1001" calcext:value-type="float">
            <text:p>0.1001</text:p>
          </table:table-cell>
          <table:table-cell table:formula="of:=[.D29]*100" office:value-type="float" office:value="0.0103" calcext:value-type="float">
            <text:p>0.0103</text:p>
          </table:table-cell>
          <table:table-cell table:number-columns-repeated="4"/>
          <table:covered-table-cell/>
          <table:table-cell office:value-type="float" office:value="165" calcext:value-type="float">
            <text:p>165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000115" calcext:value-type="float">
            <text:p>0.000115</text:p>
          </table:table-cell>
          <table:table-cell table:formula="of:=[.M29]*100" office:value-type="float" office:value="0.1001" calcext:value-type="float">
            <text:p>0.1001</text:p>
          </table:table-cell>
          <table:table-cell table:formula="of:=[.N29]*100" office:value-type="float" office:value="0.0115" calcext:value-type="float">
            <text:p>0.011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71" calcext:value-type="float">
            <text:p>17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17" calcext:value-type="float">
            <text:p>1.7E-05</text:p>
          </table:table-cell>
          <table:table-cell table:formula="of:=[.C30]*100" office:value-type="float" office:value="0.0087" calcext:value-type="float">
            <text:p>0.0087</text:p>
          </table:table-cell>
          <table:table-cell table:formula="of:=[.D30]*100" office:value-type="float" office:value="0.0017" calcext:value-type="float">
            <text:p>0.0017</text:p>
          </table:table-cell>
          <table:table-cell table:number-columns-repeated="4"/>
          <table:covered-table-cell/>
          <table:table-cell office:value-type="float" office:value="171" calcext:value-type="float">
            <text:p>17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table:formula="of:=[.M30]*100" office:value-type="float" office:value="0.0087" calcext:value-type="float">
            <text:p>0.0087</text:p>
          </table:table-cell>
          <table:table-cell table:formula="of:=[.N30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77" calcext:value-type="float">
            <text:p>177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085" calcext:value-type="float">
            <text:p>8.5E-05</text:p>
          </table:table-cell>
          <table:table-cell table:formula="of:=[.C31]*100" office:value-type="float" office:value="0.0261" calcext:value-type="float">
            <text:p>0.0261</text:p>
          </table:table-cell>
          <table:table-cell table:formula="of:=[.D31]*100" office:value-type="float" office:value="0.0085" calcext:value-type="float">
            <text:p>0.0085</text:p>
          </table:table-cell>
          <table:table-cell table:number-columns-repeated="4"/>
          <table:covered-table-cell/>
          <table:table-cell office:value-type="float" office:value="177" calcext:value-type="float">
            <text:p>177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038" calcext:value-type="float">
            <text:p>3.8E-05</text:p>
          </table:table-cell>
          <table:table-cell table:formula="of:=[.M31]*100" office:value-type="float" office:value="0.0261" calcext:value-type="float">
            <text:p>0.0261</text:p>
          </table:table-cell>
          <table:table-cell table:formula="of:=[.N31]*100" office:value-type="float" office:value="0.0038" calcext:value-type="float">
            <text:p>0.0038</text:p>
          </table:table-cell>
          <table:table-cell table:number-columns-repeated="3"/>
        </table:table-row>
        <table:table-row table:style-name="ro1">
          <table:covered-table-cell/>
          <table:table-cell table:number-columns-repeated="9"/>
          <table:covered-table-cell/>
          <table:table-cell table:number-columns-repeated="8"/>
        </table:table-row>
        <table:table-row table:style-name="ro1">
          <table:covered-table-cell/>
          <table:table-cell table:number-columns-repeated="2"/>
          <table:table-cell table:style-name="ce2" office:value-type="string" calcext:value-type="string">
            <text:p>Total</text:p>
          </table:table-cell>
          <table:table-cell table:formula="of:=SUM([.E2:.E31])" office:value-type="float" office:value="100" calcext:value-type="float">
            <text:p>100</text:p>
          </table:table-cell>
          <table:table-cell table:formula="of:=SUM([.F2:.F31])" office:value-type="float" office:value="100.0001" calcext:value-type="float">
            <text:p>100.0001</text:p>
          </table:table-cell>
          <table:table-cell table:number-columns-repeated="4"/>
          <table:covered-table-cell/>
          <table:table-cell table:number-columns-repeated="2"/>
          <table:table-cell table:style-name="ce2" office:value-type="string" calcext:value-type="string">
            <text:p>Total</text:p>
          </table:table-cell>
          <table:table-cell table:formula="of:=SUM([.O2:.O31])" office:value-type="float" office:value="100" calcext:value-type="float">
            <text:p>100</text:p>
          </table:table-cell>
          <table:table-cell table:formula="of:=SUM([.P2:.P31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covered-table-cell/>
          <table:table-cell table:number-columns-repeated="2"/>
          <table:table-cell table:style-name="ce2" office:value-type="string" calcext:value-type="string">
            <text:p>Bw 45-135</text:p>
          </table:table-cell>
          <table:table-cell/>
          <table:table-cell table:formula="of:=SUM([.F9:.F24])" office:value-type="float" office:value="98.4682" calcext:value-type="float">
            <text:p>98.4682</text:p>
          </table:table-cell>
          <table:table-cell table:number-columns-repeated="4"/>
          <table:covered-table-cell/>
          <table:table-cell table:number-columns-repeated="2"/>
          <table:table-cell table:style-name="ce2" office:value-type="string" calcext:value-type="string">
            <text:p>Bw 45-135</text:p>
          </table:table-cell>
          <table:table-cell/>
          <table:table-cell table:formula="of:=SUM([.P9:.P24])" office:value-type="float" office:value="97.5833" calcext:value-type="float">
            <text:p>97.5833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.00012" calcext:value-type="float">
            <text:p>0.000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6569" calcext:value-type="float">
            <text:p>0.006569</text:p>
          </table:table-cell>
          <table:table-cell office:value-type="float" office:value="0.000376" calcext:value-type="float">
            <text:p>0.0003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0224" calcext:value-type="float">
            <text:p>0.010224</text:p>
          </table:table-cell>
          <table:table-cell office:value-type="float" office:value="0.000735" calcext:value-type="float">
            <text:p>0.0007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09963" calcext:value-type="float">
            <text:p>0.009963</text:p>
          </table:table-cell>
          <table:table-cell office:value-type="float" office:value="0.00094" calcext:value-type="float">
            <text:p>0.000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09876" calcext:value-type="float">
            <text:p>0.009876</text:p>
          </table:table-cell>
          <table:table-cell office:value-type="float" office:value="0.004172" calcext:value-type="float">
            <text:p>0.0041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06737" calcext:value-type="float">
            <text:p>0.0067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05848" calcext:value-type="float">
            <text:p>0.0058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12529" calcext:value-type="float">
            <text:p>0.012529</text:p>
          </table:table-cell>
          <table:table-cell office:value-type="float" office:value="0.006019" calcext:value-type="float">
            <text:p>0.0060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383364" calcext:value-type="float">
            <text:p>0.383364</text:p>
          </table:table-cell>
          <table:table-cell office:value-type="float" office:value="0.00713" calcext:value-type="float">
            <text:p>0.007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472026" calcext:value-type="float">
            <text:p>0.472026</text:p>
          </table:table-cell>
          <table:table-cell office:value-type="float" office:value="0.010721" calcext:value-type="float">
            <text:p>0.0107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16749" calcext:value-type="float">
            <text:p>0.016749</text:p>
          </table:table-cell>
          <table:table-cell office:value-type="float" office:value="0.013251" calcext:value-type="float">
            <text:p>0.0132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20278" calcext:value-type="float">
            <text:p>0.0202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007222" calcext:value-type="float">
            <text:p>0.007222</text:p>
          </table:table-cell>
          <table:table-cell office:value-type="float" office:value="0.030845" calcext:value-type="float">
            <text:p>0.0308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0.381698" calcext:value-type="float">
            <text:p>0.3816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05873" calcext:value-type="float">
            <text:p>0.005873</text:p>
          </table:table-cell>
          <table:table-cell office:value-type="float" office:value="0.410833" calcext:value-type="float">
            <text:p>0.4108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.036932" calcext:value-type="float">
            <text:p>0.0369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.004089" calcext:value-type="float">
            <text:p>0.004089</text:p>
          </table:table-cell>
          <table:table-cell office:value-type="float" office:value="0.026759" calcext:value-type="float">
            <text:p>0.02675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16021" calcext:value-type="float">
            <text:p>0.0160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9062" calcext:value-type="float">
            <text:p>0.00906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.00383" calcext:value-type="float">
            <text:p>0.003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4463" calcext:value-type="float">
            <text:p>0.0044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992" calcext:value-type="float">
            <text:p>0.00099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633" calcext:value-type="float">
            <text:p>0.0006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752" calcext:value-type="float">
            <text:p>0.0007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393" calcext:value-type="float">
            <text:p>0.0003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256" calcext:value-type="float">
            <text:p>0.0002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0.001001" calcext:value-type="float">
            <text:p>0.001001</text:p>
          </table:table-cell>
          <table:table-cell office:value-type="float" office:value="0.000103" calcext:value-type="float">
            <text:p>0.0001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17" calcext:value-type="float">
            <text:p>1.7E-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085" calcext:value-type="float">
            <text:p>8.5E-05</text:p>
          </table:table-cell>
          <table:table-cell table:number-columns-repeated="15"/>
        </table:table-row>
      </table:table>
      <table:table table:name="naca0018" table:style-name="ta1">
        <table:shapes>
          <draw:frame draw:z-index="0" draw:style-name="gr1" draw:text-style-name="P1" svg:width="453.46pt" svg:height="255.23pt" svg:x="830.86pt" svg:y="1123.43pt">
            <draw:object draw:notify-on-update-of-ranges="naca0018.F2:naca0018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34">
            <text:p>Growth Ratio = 1.1</text:p>
          </table:table-cell>
          <table:table-cell table:style-name="ce2" office:value-type="string" calcext:value-type="string">
            <text:p>Bin</text:p>
          </table:table-cell>
          <table:table-cell table:style-name="ce2" table:number-columns-repeated="2"/>
          <table:table-cell table:style-name="ce2" office:value-type="string" calcext:value-type="string">
            <text:p>% before</text:p>
          </table:table-cell>
          <table:table-cell table:style-name="ce2" office:value-type="string" calcext:value-type="string">
            <text:p>% after</text:p>
          </table:table-cell>
          <table:table-cell table:style-name="ce2" office:value-type="string" calcext:value-type="string">
            <text:p>nTris</text:p>
          </table:table-cell>
          <table:table-cell table:style-name="ce2" office:value-type="string" calcext:value-type="string">
            <text:p>nQuads</text:p>
          </table:table-cell>
          <table:table-cell table:style-name="ce2" office:value-type="string" calcext:value-type="string">
            <text:p>%Quads</text:p>
          </table:table-cell>
          <table:table-cell table:style-name="ce1" office:value-type="string" calcext:value-type="string" table:number-columns-spanned="1" table:number-rows-spanned="34">
            <text:p>Growth Ratio = 1.05</text:p>
          </table:table-cell>
          <table:table-cell table:style-name="ce2" office:value-type="string" calcext:value-type="string">
            <text:p>Bin</text:p>
          </table:table-cell>
          <table:table-cell table:style-name="ce2" table:number-columns-repeated="4"/>
          <table:table-cell table:style-name="ce2" office:value-type="string" calcext:value-type="string">
            <text:p>nTris</text:p>
          </table:table-cell>
          <table:table-cell table:style-name="ce2" office:value-type="string" calcext:value-type="string">
            <text:p>nQuads</text:p>
          </table:table-cell>
          <table:table-cell table:style-name="ce2" office:value-type="string" calcext:value-type="string">
            <text:p>%Quads</text:p>
          </table:table-cell>
          <table:table-cell table:style-name="ce2" table:number-columns-repeated="1006"/>
        </table:table-row>
        <table:table-row table:style-name="ro1">
          <table:covered-table-cell office:value-type="float" office:value="1.1" calcext:value-type="float">
            <text:p>1.1</text:p>
          </table:covered-table-cell>
          <table:table-cell office:value-type="float" office:value="3" calcext:value-type="float">
            <text:p>3</text:p>
          </table:table-cell>
          <table:table-cell office:value-type="float" office:value="0.092217" calcext:value-type="float">
            <text:p>0.092217</text:p>
          </table:table-cell>
          <table:table-cell office:value-type="float" office:value="0.006165" calcext:value-type="float">
            <text:p>0.006165</text:p>
          </table:table-cell>
          <table:table-cell table:formula="of:=[.C2]*100" office:value-type="float" office:value="9.2217" calcext:value-type="float">
            <text:p>9.2217</text:p>
          </table:table-cell>
          <table:table-cell table:formula="of:=[.D2]*100" office:value-type="float" office:value="0.6165" calcext:value-type="float">
            <text:p>0.6165</text:p>
          </table:table-cell>
          <table:table-cell office:value-type="float" office:value="238" calcext:value-type="float">
            <text:p>238</text:p>
          </table:table-cell>
          <table:table-cell office:value-type="float" office:value="2660" calcext:value-type="float">
            <text:p>2660</text:p>
          </table:table-cell>
          <table:table-cell table:formula="of:=100*[.H2]/([.H2]+[.G2])" office:value-type="float" office:value="91.7874396135266" calcext:value-type="float">
            <text:p>91.7874396135266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0.092217" calcext:value-type="float">
            <text:p>0.092217</text:p>
          </table:table-cell>
          <table:table-cell office:value-type="float" office:value="0.004891" calcext:value-type="float">
            <text:p>0.004891</text:p>
          </table:table-cell>
          <table:table-cell table:formula="of:=[.L2]*100" office:value-type="float" office:value="9.2217" calcext:value-type="float">
            <text:p>9.2217</text:p>
          </table:table-cell>
          <table:table-cell table:formula="of:=[.M2]*100" office:value-type="float" office:value="0.4891" calcext:value-type="float">
            <text:p>0.4891</text:p>
          </table:table-cell>
          <table:table-cell office:value-type="float" office:value="206" calcext:value-type="float">
            <text:p>206</text:p>
          </table:table-cell>
          <table:table-cell office:value-type="float" office:value="3730" calcext:value-type="float">
            <text:p>3730</text:p>
          </table:table-cell>
          <table:table-cell table:formula="of:=100*[.Q2]/([.Q2]+[.P2])" office:value-type="float" office:value="94.7662601626016" calcext:value-type="float">
            <text:p>94.7662601626016</text:p>
          </table:table-cell>
          <table:table-cell table:number-columns-repeated="1006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0.116389" calcext:value-type="float">
            <text:p>0.116389</text:p>
          </table:table-cell>
          <table:table-cell office:value-type="float" office:value="0.003259" calcext:value-type="float">
            <text:p>0.003259</text:p>
          </table:table-cell>
          <table:table-cell table:formula="of:=[.C3]*100" office:value-type="float" office:value="11.6389" calcext:value-type="float">
            <text:p>11.6389</text:p>
          </table:table-cell>
          <table:table-cell table:formula="of:=[.D3]*100" office:value-type="float" office:value="0.3259" calcext:value-type="float">
            <text:p>0.3259</text:p>
          </table:table-cell>
          <table:table-cell table:number-columns-repeated="3"/>
          <table:covered-table-cell/>
          <table:table-cell office:value-type="float" office:value="9" calcext:value-type="float">
            <text:p>9</text:p>
          </table:table-cell>
          <table:table-cell office:value-type="float" office:value="0.116389" calcext:value-type="float">
            <text:p>0.116389</text:p>
          </table:table-cell>
          <table:table-cell office:value-type="float" office:value="0.002059" calcext:value-type="float">
            <text:p>0.002059</text:p>
          </table:table-cell>
          <table:table-cell table:formula="of:=[.L3]*100" office:value-type="float" office:value="11.6389" calcext:value-type="float">
            <text:p>11.6389</text:p>
          </table:table-cell>
          <table:table-cell table:formula="of:=[.M3]*100" office:value-type="float" office:value="0.2059" calcext:value-type="float">
            <text:p>0.2059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342" calcext:value-type="float">
            <text:p>0.05342</text:p>
          </table:table-cell>
          <table:table-cell office:value-type="float" office:value="0.004051" calcext:value-type="float">
            <text:p>0.004051</text:p>
          </table:table-cell>
          <table:table-cell table:formula="of:=[.C4]*100" office:value-type="float" office:value="5.342" calcext:value-type="float">
            <text:p>5.342</text:p>
          </table:table-cell>
          <table:table-cell table:formula="of:=[.D4]*100" office:value-type="float" office:value="0.4051" calcext:value-type="float">
            <text:p>0.4051</text:p>
          </table:table-cell>
          <table:table-cell table:number-columns-repeated="3"/>
          <table:covered-table-cell/>
          <table:table-cell office:value-type="float" office:value="15" calcext:value-type="float">
            <text:p>15</text:p>
          </table:table-cell>
          <table:table-cell office:value-type="float" office:value="0.05342" calcext:value-type="float">
            <text:p>0.05342</text:p>
          </table:table-cell>
          <table:table-cell office:value-type="float" office:value="0.001931" calcext:value-type="float">
            <text:p>0.001931</text:p>
          </table:table-cell>
          <table:table-cell table:formula="of:=[.L4]*100" office:value-type="float" office:value="5.342" calcext:value-type="float">
            <text:p>5.342</text:p>
          </table:table-cell>
          <table:table-cell table:formula="of:=[.M4]*100" office:value-type="float" office:value="0.1931" calcext:value-type="float">
            <text:p>0.1931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03435" calcext:value-type="float">
            <text:p>0.003435</text:p>
          </table:table-cell>
          <table:table-cell table:formula="of:=[.C5]*100" office:value-type="float" office:value="6.3089" calcext:value-type="float">
            <text:p>6.3089</text:p>
          </table:table-cell>
          <table:table-cell table:formula="of:=[.D5]*100" office:value-type="float" office:value="0.3435" calcext:value-type="float">
            <text:p>0.3435</text:p>
          </table:table-cell>
          <table:table-cell table:number-columns-repeated="3"/>
          <table:covered-table-cell/>
          <table:table-cell office:value-type="float" office:value="21" calcext:value-type="float">
            <text:p>21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01802" calcext:value-type="float">
            <text:p>0.001802</text:p>
          </table:table-cell>
          <table:table-cell table:formula="of:=[.L5]*100" office:value-type="float" office:value="6.3089" calcext:value-type="float">
            <text:p>6.3089</text:p>
          </table:table-cell>
          <table:table-cell table:formula="of:=[.M5]*100" office:value-type="float" office:value="0.1802" calcext:value-type="float">
            <text:p>0.1802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0.003435" calcext:value-type="float">
            <text:p>0.003435</text:p>
          </table:table-cell>
          <table:table-cell table:formula="of:=[.C6]*100" office:value-type="float" office:value="2.9248" calcext:value-type="float">
            <text:p>2.9248</text:p>
          </table:table-cell>
          <table:table-cell table:formula="of:=[.D6]*100" office:value-type="float" office:value="0.3435" calcext:value-type="float">
            <text:p>0.3435</text:p>
          </table:table-cell>
          <table:table-cell table:number-columns-repeated="3"/>
          <table:covered-table-cell/>
          <table:table-cell office:value-type="float" office:value="27" calcext:value-type="float">
            <text:p>27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0.001802" calcext:value-type="float">
            <text:p>0.001802</text:p>
          </table:table-cell>
          <table:table-cell table:formula="of:=[.L6]*100" office:value-type="float" office:value="2.9248" calcext:value-type="float">
            <text:p>2.9248</text:p>
          </table:table-cell>
          <table:table-cell table:formula="of:=[.M6]*100" office:value-type="float" office:value="0.1802" calcext:value-type="float">
            <text:p>0.1802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0.027677" calcext:value-type="float">
            <text:p>0.027677</text:p>
          </table:table-cell>
          <table:table-cell office:value-type="float" office:value="0.003699" calcext:value-type="float">
            <text:p>0.003699</text:p>
          </table:table-cell>
          <table:table-cell table:formula="of:=[.C7]*100" office:value-type="float" office:value="2.7677" calcext:value-type="float">
            <text:p>2.7677</text:p>
          </table:table-cell>
          <table:table-cell table:formula="of:=[.D7]*100" office:value-type="float" office:value="0.3699" calcext:value-type="float">
            <text:p>0.3699</text:p>
          </table:table-cell>
          <table:table-cell table:number-columns-repeated="3"/>
          <table:covered-table-cell/>
          <table:table-cell office:value-type="float" office:value="33" calcext:value-type="float">
            <text:p>33</text:p>
          </table:table-cell>
          <table:table-cell office:value-type="float" office:value="0.027677" calcext:value-type="float">
            <text:p>0.027677</text:p>
          </table:table-cell>
          <table:table-cell office:value-type="float" office:value="0.003604" calcext:value-type="float">
            <text:p>0.003604</text:p>
          </table:table-cell>
          <table:table-cell table:formula="of:=[.L7]*100" office:value-type="float" office:value="2.7677" calcext:value-type="float">
            <text:p>2.7677</text:p>
          </table:table-cell>
          <table:table-cell table:formula="of:=[.M7]*100" office:value-type="float" office:value="0.3604" calcext:value-type="float">
            <text:p>0.3604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0.007751" calcext:value-type="float">
            <text:p>0.007751</text:p>
          </table:table-cell>
          <table:table-cell table:formula="of:=[.C8]*100" office:value-type="float" office:value="1.7887" calcext:value-type="float">
            <text:p>1.7887</text:p>
          </table:table-cell>
          <table:table-cell table:formula="of:=[.D8]*100" office:value-type="float" office:value="0.7751" calcext:value-type="float">
            <text:p>0.7751</text:p>
          </table:table-cell>
          <table:table-cell table:number-columns-repeated="3"/>
          <table:covered-table-cell/>
          <table:table-cell office:value-type="float" office:value="39" calcext:value-type="float">
            <text:p>39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0.006436" calcext:value-type="float">
            <text:p>0.006436</text:p>
          </table:table-cell>
          <table:table-cell table:formula="of:=[.L8]*100" office:value-type="float" office:value="1.7887" calcext:value-type="float">
            <text:p>1.7887</text:p>
          </table:table-cell>
          <table:table-cell table:formula="of:=[.M8]*100" office:value-type="float" office:value="0.6436" calcext:value-type="float">
            <text:p>0.6436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0.010041" calcext:value-type="float">
            <text:p>0.010041</text:p>
          </table:table-cell>
          <table:table-cell table:formula="of:=[.C9]*100" office:value-type="float" office:value="0.6526" calcext:value-type="float">
            <text:p>0.6526</text:p>
          </table:table-cell>
          <table:table-cell table:formula="of:=[.D9]*100" office:value-type="float" office:value="1.0041" calcext:value-type="float">
            <text:p>1.0041</text:p>
          </table:table-cell>
          <table:table-cell table:number-columns-repeated="3"/>
          <table:covered-table-cell/>
          <table:table-cell office:value-type="float" office:value="45" calcext:value-type="float">
            <text:p>45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0.006243" calcext:value-type="float">
            <text:p>0.006243</text:p>
          </table:table-cell>
          <table:table-cell table:formula="of:=[.L9]*100" office:value-type="float" office:value="0.6526" calcext:value-type="float">
            <text:p>0.6526</text:p>
          </table:table-cell>
          <table:table-cell table:formula="of:=[.M9]*100" office:value-type="float" office:value="0.6243" calcext:value-type="float">
            <text:p>0.6243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51" calcext:value-type="float">
            <text:p>51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0.006518" calcext:value-type="float">
            <text:p>0.006518</text:p>
          </table:table-cell>
          <table:table-cell table:formula="of:=[.C10]*100" office:value-type="float" office:value="1.7887" calcext:value-type="float">
            <text:p>1.7887</text:p>
          </table:table-cell>
          <table:table-cell table:formula="of:=[.D10]*100" office:value-type="float" office:value="0.6518" calcext:value-type="float">
            <text:p>0.6518</text:p>
          </table:table-cell>
          <table:table-cell table:number-columns-repeated="3"/>
          <table:covered-table-cell/>
          <table:table-cell office:value-type="float" office:value="51" calcext:value-type="float">
            <text:p>51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0.005857" calcext:value-type="float">
            <text:p>0.005857</text:p>
          </table:table-cell>
          <table:table-cell table:formula="of:=[.L10]*100" office:value-type="float" office:value="1.7887" calcext:value-type="float">
            <text:p>1.7887</text:p>
          </table:table-cell>
          <table:table-cell table:formula="of:=[.M10]*100" office:value-type="float" office:value="0.5857" calcext:value-type="float">
            <text:p>0.5857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57" calcext:value-type="float">
            <text:p>57</text:p>
          </table:table-cell>
          <table:table-cell office:value-type="float" office:value="0.053541" calcext:value-type="float">
            <text:p>0.053541</text:p>
          </table:table-cell>
          <table:table-cell office:value-type="float" office:value="0.007046" calcext:value-type="float">
            <text:p>0.007046</text:p>
          </table:table-cell>
          <table:table-cell table:formula="of:=[.C11]*100" office:value-type="float" office:value="5.3541" calcext:value-type="float">
            <text:p>5.3541</text:p>
          </table:table-cell>
          <table:table-cell table:formula="of:=[.D11]*100" office:value-type="float" office:value="0.7046" calcext:value-type="float">
            <text:p>0.7046</text:p>
          </table:table-cell>
          <table:table-cell table:number-columns-repeated="3"/>
          <table:covered-table-cell/>
          <table:table-cell office:value-type="float" office:value="57" calcext:value-type="float">
            <text:p>57</text:p>
          </table:table-cell>
          <table:table-cell office:value-type="float" office:value="0.053541" calcext:value-type="float">
            <text:p>0.053541</text:p>
          </table:table-cell>
          <table:table-cell office:value-type="float" office:value="0.00547" calcext:value-type="float">
            <text:p>0.00547</text:p>
          </table:table-cell>
          <table:table-cell table:formula="of:=[.L11]*100" office:value-type="float" office:value="5.3541" calcext:value-type="float">
            <text:p>5.3541</text:p>
          </table:table-cell>
          <table:table-cell table:formula="of:=[.M11]*100" office:value-type="float" office:value="0.547" calcext:value-type="float">
            <text:p>0.547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63" calcext:value-type="float">
            <text:p>63</text:p>
          </table:table-cell>
          <table:table-cell office:value-type="float" office:value="0.064781" calcext:value-type="float">
            <text:p>0.064781</text:p>
          </table:table-cell>
          <table:table-cell office:value-type="float" office:value="0.009688" calcext:value-type="float">
            <text:p>0.009688</text:p>
          </table:table-cell>
          <table:table-cell table:formula="of:=[.C12]*100" office:value-type="float" office:value="6.4781" calcext:value-type="float">
            <text:p>6.4781</text:p>
          </table:table-cell>
          <table:table-cell table:formula="of:=[.D12]*100" office:value-type="float" office:value="0.9688" calcext:value-type="float">
            <text:p>0.9688</text:p>
          </table:table-cell>
          <table:table-cell table:number-columns-repeated="3"/>
          <table:covered-table-cell/>
          <table:table-cell office:value-type="float" office:value="63" calcext:value-type="float">
            <text:p>63</text:p>
          </table:table-cell>
          <table:table-cell office:value-type="float" office:value="0.064781" calcext:value-type="float">
            <text:p>0.064781</text:p>
          </table:table-cell>
          <table:table-cell office:value-type="float" office:value="0.009718" calcext:value-type="float">
            <text:p>0.009718</text:p>
          </table:table-cell>
          <table:table-cell table:formula="of:=[.L12]*100" office:value-type="float" office:value="6.4781" calcext:value-type="float">
            <text:p>6.4781</text:p>
          </table:table-cell>
          <table:table-cell table:formula="of:=[.M12]*100" office:value-type="float" office:value="0.9718" calcext:value-type="float">
            <text:p>0.9718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69" calcext:value-type="float">
            <text:p>69</text:p>
          </table:table-cell>
          <table:table-cell office:value-type="float" office:value="0.045927" calcext:value-type="float">
            <text:p>0.045927</text:p>
          </table:table-cell>
          <table:table-cell office:value-type="float" office:value="0.02792" calcext:value-type="float">
            <text:p>0.02792</text:p>
          </table:table-cell>
          <table:table-cell table:formula="of:=[.C13]*100" office:value-type="float" office:value="4.5927" calcext:value-type="float">
            <text:p>4.5927</text:p>
          </table:table-cell>
          <table:table-cell table:formula="of:=[.D13]*100" office:value-type="float" office:value="2.792" calcext:value-type="float">
            <text:p>2.792</text:p>
          </table:table-cell>
          <table:table-cell table:number-columns-repeated="3"/>
          <table:covered-table-cell/>
          <table:table-cell office:value-type="float" office:value="69" calcext:value-type="float">
            <text:p>69</text:p>
          </table:table-cell>
          <table:table-cell office:value-type="float" office:value="0.045927" calcext:value-type="float">
            <text:p>0.045927</text:p>
          </table:table-cell>
          <table:table-cell office:value-type="float" office:value="0.029669" calcext:value-type="float">
            <text:p>0.029669</text:p>
          </table:table-cell>
          <table:table-cell table:formula="of:=[.L13]*100" office:value-type="float" office:value="4.5927" calcext:value-type="float">
            <text:p>4.5927</text:p>
          </table:table-cell>
          <table:table-cell table:formula="of:=[.M13]*100" office:value-type="float" office:value="2.9669" calcext:value-type="float">
            <text:p>2.9669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75" calcext:value-type="float">
            <text:p>75</text:p>
          </table:table-cell>
          <table:table-cell office:value-type="float" office:value="0.039642" calcext:value-type="float">
            <text:p>0.039642</text:p>
          </table:table-cell>
          <table:table-cell office:value-type="float" office:value="0.031795" calcext:value-type="float">
            <text:p>0.031795</text:p>
          </table:table-cell>
          <table:table-cell table:formula="of:=[.C14]*100" office:value-type="float" office:value="3.9642" calcext:value-type="float">
            <text:p>3.9642</text:p>
          </table:table-cell>
          <table:table-cell table:formula="of:=[.D14]*100" office:value-type="float" office:value="3.1795" calcext:value-type="float">
            <text:p>3.1795</text:p>
          </table:table-cell>
          <table:table-cell table:number-columns-repeated="3"/>
          <table:covered-table-cell/>
          <table:table-cell office:value-type="float" office:value="75" calcext:value-type="float">
            <text:p>75</text:p>
          </table:table-cell>
          <table:table-cell office:value-type="float" office:value="0.039642" calcext:value-type="float">
            <text:p>0.039642</text:p>
          </table:table-cell>
          <table:table-cell office:value-type="float" office:value="0.028961" calcext:value-type="float">
            <text:p>0.028961</text:p>
          </table:table-cell>
          <table:table-cell table:formula="of:=[.L14]*100" office:value-type="float" office:value="3.9642" calcext:value-type="float">
            <text:p>3.9642</text:p>
          </table:table-cell>
          <table:table-cell table:formula="of:=[.M14]*100" office:value-type="float" office:value="2.8961" calcext:value-type="float">
            <text:p>2.8961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81" calcext:value-type="float">
            <text:p>81</text:p>
          </table:table-cell>
          <table:table-cell office:value-type="float" office:value="0.094755" calcext:value-type="float">
            <text:p>0.094755</text:p>
          </table:table-cell>
          <table:table-cell office:value-type="float" office:value="0.069755" calcext:value-type="float">
            <text:p>0.069755</text:p>
          </table:table-cell>
          <table:table-cell table:formula="of:=[.C15]*100" office:value-type="float" office:value="9.4755" calcext:value-type="float">
            <text:p>9.4755</text:p>
          </table:table-cell>
          <table:table-cell table:formula="of:=[.D15]*100" office:value-type="float" office:value="6.9755" calcext:value-type="float">
            <text:p>6.9755</text:p>
          </table:table-cell>
          <table:table-cell table:number-columns-repeated="3"/>
          <table:covered-table-cell/>
          <table:table-cell office:value-type="float" office:value="81" calcext:value-type="float">
            <text:p>81</text:p>
          </table:table-cell>
          <table:table-cell office:value-type="float" office:value="0.094755" calcext:value-type="float">
            <text:p>0.094755</text:p>
          </table:table-cell>
          <table:table-cell office:value-type="float" office:value="0.074656" calcext:value-type="float">
            <text:p>0.074656</text:p>
          </table:table-cell>
          <table:table-cell table:formula="of:=[.L15]*100" office:value-type="float" office:value="9.4755" calcext:value-type="float">
            <text:p>9.4755</text:p>
          </table:table-cell>
          <table:table-cell table:formula="of:=[.M15]*100" office:value-type="float" office:value="7.4656" calcext:value-type="float">
            <text:p>7.4656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87" calcext:value-type="float">
            <text:p>87</text:p>
          </table:table-cell>
          <table:table-cell office:value-type="float" office:value="0.081943" calcext:value-type="float">
            <text:p>0.081943</text:p>
          </table:table-cell>
          <table:table-cell office:value-type="float" office:value="0.320768" calcext:value-type="float">
            <text:p>0.320768</text:p>
          </table:table-cell>
          <table:table-cell table:formula="of:=[.C16]*100" office:value-type="float" office:value="8.1943" calcext:value-type="float">
            <text:p>8.1943</text:p>
          </table:table-cell>
          <table:table-cell table:formula="of:=[.D16]*100" office:value-type="float" office:value="32.0768" calcext:value-type="float">
            <text:p>32.0768</text:p>
          </table:table-cell>
          <table:table-cell table:number-columns-repeated="3"/>
          <table:covered-table-cell/>
          <table:table-cell office:value-type="float" office:value="87" calcext:value-type="float">
            <text:p>87</text:p>
          </table:table-cell>
          <table:table-cell office:value-type="float" office:value="0.081943" calcext:value-type="float">
            <text:p>0.081943</text:p>
          </table:table-cell>
          <table:table-cell office:value-type="float" office:value="0.327841" calcext:value-type="float">
            <text:p>0.327841</text:p>
          </table:table-cell>
          <table:table-cell table:formula="of:=[.L16]*100" office:value-type="float" office:value="8.1943" calcext:value-type="float">
            <text:p>8.1943</text:p>
          </table:table-cell>
          <table:table-cell table:formula="of:=[.M16]*100" office:value-type="float" office:value="32.7841" calcext:value-type="float">
            <text:p>32.7841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93" calcext:value-type="float">
            <text:p>93</text:p>
          </table:table-cell>
          <table:table-cell office:value-type="float" office:value="0.058013" calcext:value-type="float">
            <text:p>0.058013</text:p>
          </table:table-cell>
          <table:table-cell office:value-type="float" office:value="0.319007" calcext:value-type="float">
            <text:p>0.319007</text:p>
          </table:table-cell>
          <table:table-cell table:formula="of:=[.C17]*100" office:value-type="float" office:value="5.8013" calcext:value-type="float">
            <text:p>5.8013</text:p>
          </table:table-cell>
          <table:table-cell table:formula="of:=[.D17]*100" office:value-type="float" office:value="31.9007" calcext:value-type="float">
            <text:p>31.9007</text:p>
          </table:table-cell>
          <table:table-cell table:number-columns-repeated="3"/>
          <table:covered-table-cell/>
          <table:table-cell office:value-type="float" office:value="93" calcext:value-type="float">
            <text:p>93</text:p>
          </table:table-cell>
          <table:table-cell office:value-type="float" office:value="0.058013" calcext:value-type="float">
            <text:p>0.058013</text:p>
          </table:table-cell>
          <table:table-cell office:value-type="float" office:value="0.323529" calcext:value-type="float">
            <text:p>0.323529</text:p>
          </table:table-cell>
          <table:table-cell table:formula="of:=[.L17]*100" office:value-type="float" office:value="5.8013" calcext:value-type="float">
            <text:p>5.8013</text:p>
          </table:table-cell>
          <table:table-cell table:formula="of:=[.M17]*100" office:value-type="float" office:value="32.3529" calcext:value-type="float">
            <text:p>32.3529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0.008702" calcext:value-type="float">
            <text:p>0.008702</text:p>
          </table:table-cell>
          <table:table-cell office:value-type="float" office:value="0.071517" calcext:value-type="float">
            <text:p>0.071517</text:p>
          </table:table-cell>
          <table:table-cell table:formula="of:=[.C18]*100" office:value-type="float" office:value="0.8702" calcext:value-type="float">
            <text:p>0.8702</text:p>
          </table:table-cell>
          <table:table-cell table:formula="of:=[.D18]*100" office:value-type="float" office:value="7.1517" calcext:value-type="float">
            <text:p>7.1517</text:p>
          </table:table-cell>
          <table:table-cell table:number-columns-repeated="3"/>
          <table:covered-table-cell/>
          <table:table-cell office:value-type="float" office:value="99" calcext:value-type="float">
            <text:p>99</text:p>
          </table:table-cell>
          <table:table-cell office:value-type="float" office:value="0.008702" calcext:value-type="float">
            <text:p>0.008702</text:p>
          </table:table-cell>
          <table:table-cell office:value-type="float" office:value="0.075235" calcext:value-type="float">
            <text:p>0.075235</text:p>
          </table:table-cell>
          <table:table-cell table:formula="of:=[.L18]*100" office:value-type="float" office:value="0.8702" calcext:value-type="float">
            <text:p>0.8702</text:p>
          </table:table-cell>
          <table:table-cell table:formula="of:=[.M18]*100" office:value-type="float" office:value="7.5235" calcext:value-type="float">
            <text:p>7.5235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.031795" calcext:value-type="float">
            <text:p>0.031795</text:p>
          </table:table-cell>
          <table:table-cell table:formula="of:=[.C19]*100" office:value-type="float" office:value="0.4593" calcext:value-type="float">
            <text:p>0.4593</text:p>
          </table:table-cell>
          <table:table-cell table:formula="of:=[.D19]*100" office:value-type="float" office:value="3.1795" calcext:value-type="float">
            <text:p>3.1795</text:p>
          </table:table-cell>
          <table:table-cell table:number-columns-repeated="3"/>
          <table:covered-table-cell/>
          <table:table-cell office:value-type="float" office:value="105" calcext:value-type="float">
            <text:p>105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.031343" calcext:value-type="float">
            <text:p>0.031343</text:p>
          </table:table-cell>
          <table:table-cell table:formula="of:=[.L19]*100" office:value-type="float" office:value="0.4593" calcext:value-type="float">
            <text:p>0.4593</text:p>
          </table:table-cell>
          <table:table-cell table:formula="of:=[.M19]*100" office:value-type="float" office:value="3.1343" calcext:value-type="float">
            <text:p>3.1343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11" calcext:value-type="float">
            <text:p>111</text:p>
          </table:table-cell>
          <table:table-cell office:value-type="float" office:value="0.009185" calcext:value-type="float">
            <text:p>0.009185</text:p>
          </table:table-cell>
          <table:table-cell office:value-type="float" office:value="0.029153" calcext:value-type="float">
            <text:p>0.029153</text:p>
          </table:table-cell>
          <table:table-cell table:formula="of:=[.C20]*100" office:value-type="float" office:value="0.9185" calcext:value-type="float">
            <text:p>0.9185</text:p>
          </table:table-cell>
          <table:table-cell table:formula="of:=[.D20]*100" office:value-type="float" office:value="2.9153" calcext:value-type="float">
            <text:p>2.9153</text:p>
          </table:table-cell>
          <table:table-cell table:number-columns-repeated="3"/>
          <table:covered-table-cell/>
          <table:table-cell office:value-type="float" office:value="111" calcext:value-type="float">
            <text:p>111</text:p>
          </table:table-cell>
          <table:table-cell office:value-type="float" office:value="0.009185" calcext:value-type="float">
            <text:p>0.009185</text:p>
          </table:table-cell>
          <table:table-cell office:value-type="float" office:value="0.030892" calcext:value-type="float">
            <text:p>0.030892</text:p>
          </table:table-cell>
          <table:table-cell table:formula="of:=[.L20]*100" office:value-type="float" office:value="0.9185" calcext:value-type="float">
            <text:p>0.9185</text:p>
          </table:table-cell>
          <table:table-cell table:formula="of:=[.M20]*100" office:value-type="float" office:value="3.0892" calcext:value-type="float">
            <text:p>3.0892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17" calcext:value-type="float">
            <text:p>117</text:p>
          </table:table-cell>
          <table:table-cell office:value-type="float" office:value="0.004834" calcext:value-type="float">
            <text:p>0.004834</text:p>
          </table:table-cell>
          <table:table-cell office:value-type="float" office:value="0.008896" calcext:value-type="float">
            <text:p>0.008896</text:p>
          </table:table-cell>
          <table:table-cell table:formula="of:=[.C21]*100" office:value-type="float" office:value="0.4834" calcext:value-type="float">
            <text:p>0.4834</text:p>
          </table:table-cell>
          <table:table-cell table:formula="of:=[.D21]*100" office:value-type="float" office:value="0.8896" calcext:value-type="float">
            <text:p>0.8896</text:p>
          </table:table-cell>
          <table:table-cell table:number-columns-repeated="3"/>
          <table:covered-table-cell/>
          <table:table-cell office:value-type="float" office:value="117" calcext:value-type="float">
            <text:p>117</text:p>
          </table:table-cell>
          <table:table-cell office:value-type="float" office:value="0.004834" calcext:value-type="float">
            <text:p>0.004834</text:p>
          </table:table-cell>
          <table:table-cell office:value-type="float" office:value="0.008431" calcext:value-type="float">
            <text:p>0.008431</text:p>
          </table:table-cell>
          <table:table-cell table:formula="of:=[.L21]*100" office:value-type="float" office:value="0.4834" calcext:value-type="float">
            <text:p>0.4834</text:p>
          </table:table-cell>
          <table:table-cell table:formula="of:=[.M21]*100" office:value-type="float" office:value="0.8431" calcext:value-type="float">
            <text:p>0.8431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23" calcext:value-type="float">
            <text:p>123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5637" calcext:value-type="float">
            <text:p>0.005637</text:p>
          </table:table-cell>
          <table:table-cell table:formula="of:=[.C22]*100" office:value-type="float" office:value="0.1209" calcext:value-type="float">
            <text:p>0.1209</text:p>
          </table:table-cell>
          <table:table-cell table:formula="of:=[.D22]*100" office:value-type="float" office:value="0.5637" calcext:value-type="float">
            <text:p>0.5637</text:p>
          </table:table-cell>
          <table:table-cell table:number-columns-repeated="3"/>
          <table:covered-table-cell/>
          <table:table-cell office:value-type="float" office:value="123" calcext:value-type="float">
            <text:p>123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5406" calcext:value-type="float">
            <text:p>0.005406</text:p>
          </table:table-cell>
          <table:table-cell table:formula="of:=[.L22]*100" office:value-type="float" office:value="0.1209" calcext:value-type="float">
            <text:p>0.1209</text:p>
          </table:table-cell>
          <table:table-cell table:formula="of:=[.M22]*100" office:value-type="float" office:value="0.5406" calcext:value-type="float">
            <text:p>0.5406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29" calcext:value-type="float">
            <text:p>129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4844" calcext:value-type="float">
            <text:p>0.004844</text:p>
          </table:table-cell>
          <table:table-cell table:formula="of:=[.C23]*100" office:value-type="float" office:value="0.9669" calcext:value-type="float">
            <text:p>0.9669</text:p>
          </table:table-cell>
          <table:table-cell table:formula="of:=[.D23]*100" office:value-type="float" office:value="0.4844" calcext:value-type="float">
            <text:p>0.4844</text:p>
          </table:table-cell>
          <table:table-cell table:number-columns-repeated="3"/>
          <table:covered-table-cell/>
          <table:table-cell office:value-type="float" office:value="129" calcext:value-type="float">
            <text:p>129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4183" calcext:value-type="float">
            <text:p>0.004183</text:p>
          </table:table-cell>
          <table:table-cell table:formula="of:=[.L23]*100" office:value-type="float" office:value="0.9669" calcext:value-type="float">
            <text:p>0.9669</text:p>
          </table:table-cell>
          <table:table-cell table:formula="of:=[.M23]*100" office:value-type="float" office:value="0.4183" calcext:value-type="float">
            <text:p>0.4183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35" calcext:value-type="float">
            <text:p>135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4228" calcext:value-type="float">
            <text:p>0.004228</text:p>
          </table:table-cell>
          <table:table-cell table:formula="of:=[.C24]*100" office:value-type="float" office:value="0.9669" calcext:value-type="float">
            <text:p>0.9669</text:p>
          </table:table-cell>
          <table:table-cell table:formula="of:=[.D24]*100" office:value-type="float" office:value="0.4228" calcext:value-type="float">
            <text:p>0.4228</text:p>
          </table:table-cell>
          <table:table-cell table:number-columns-repeated="3"/>
          <table:covered-table-cell/>
          <table:table-cell office:value-type="float" office:value="135" calcext:value-type="float">
            <text:p>135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3089" calcext:value-type="float">
            <text:p>0.003089</text:p>
          </table:table-cell>
          <table:table-cell table:formula="of:=[.L24]*100" office:value-type="float" office:value="0.9669" calcext:value-type="float">
            <text:p>0.9669</text:p>
          </table:table-cell>
          <table:table-cell table:formula="of:=[.M24]*100" office:value-type="float" office:value="0.3089" calcext:value-type="float">
            <text:p>0.3089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41" calcext:value-type="float">
            <text:p>141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002202" calcext:value-type="float">
            <text:p>0.002202</text:p>
          </table:table-cell>
          <table:table-cell table:formula="of:=[.C25]*100" office:value-type="float" office:value="2.393" calcext:value-type="float">
            <text:p>2.393</text:p>
          </table:table-cell>
          <table:table-cell table:formula="of:=[.D25]*100" office:value-type="float" office:value="0.2202" calcext:value-type="float">
            <text:p>0.2202</text:p>
          </table:table-cell>
          <table:table-cell table:number-columns-repeated="3"/>
          <table:covered-table-cell/>
          <table:table-cell office:value-type="float" office:value="141" calcext:value-type="float">
            <text:p>141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001416" calcext:value-type="float">
            <text:p>0.001416</text:p>
          </table:table-cell>
          <table:table-cell table:formula="of:=[.L25]*100" office:value-type="float" office:value="2.393" calcext:value-type="float">
            <text:p>2.393</text:p>
          </table:table-cell>
          <table:table-cell table:formula="of:=[.M25]*100" office:value-type="float" office:value="0.1416" calcext:value-type="float">
            <text:p>0.1416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47" calcext:value-type="float">
            <text:p>147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1409" calcext:value-type="float">
            <text:p>0.001409</text:p>
          </table:table-cell>
          <table:table-cell table:formula="of:=[.C26]*100" office:value-type="float" office:value="0.3868" calcext:value-type="float">
            <text:p>0.3868</text:p>
          </table:table-cell>
          <table:table-cell table:formula="of:=[.D26]*100" office:value-type="float" office:value="0.1409" calcext:value-type="float">
            <text:p>0.1409</text:p>
          </table:table-cell>
          <table:table-cell table:number-columns-repeated="3"/>
          <table:covered-table-cell/>
          <table:table-cell office:value-type="float" office:value="147" calcext:value-type="float">
            <text:p>147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708" calcext:value-type="float">
            <text:p>0.000708</text:p>
          </table:table-cell>
          <table:table-cell table:formula="of:=[.L26]*100" office:value-type="float" office:value="0.3868" calcext:value-type="float">
            <text:p>0.3868</text:p>
          </table:table-cell>
          <table:table-cell table:formula="of:=[.M26]*100" office:value-type="float" office:value="0.0708" calcext:value-type="float">
            <text:p>0.0708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53" calcext:value-type="float">
            <text:p>153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1409" calcext:value-type="float">
            <text:p>0.001409</text:p>
          </table:table-cell>
          <table:table-cell table:formula="of:=[.C27]*100" office:value-type="float" office:value="0.6285" calcext:value-type="float">
            <text:p>0.6285</text:p>
          </table:table-cell>
          <table:table-cell table:formula="of:=[.D27]*100" office:value-type="float" office:value="0.1409" calcext:value-type="float">
            <text:p>0.1409</text:p>
          </table:table-cell>
          <table:table-cell table:number-columns-repeated="3"/>
          <table:covered-table-cell/>
          <table:table-cell office:value-type="float" office:value="153" calcext:value-type="float">
            <text:p>153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0708" calcext:value-type="float">
            <text:p>0.000708</text:p>
          </table:table-cell>
          <table:table-cell table:formula="of:=[.L27]*100" office:value-type="float" office:value="0.6285" calcext:value-type="float">
            <text:p>0.6285</text:p>
          </table:table-cell>
          <table:table-cell table:formula="of:=[.M27]*100" office:value-type="float" office:value="0.0708" calcext:value-type="float">
            <text:p>0.0708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59" calcext:value-type="float">
            <text:p>159</text:p>
          </table:table-cell>
          <table:table-cell office:value-type="float" office:value="0.027073" calcext:value-type="float">
            <text:p>0.027073</text:p>
          </table:table-cell>
          <table:table-cell office:value-type="float" office:value="0.000705" calcext:value-type="float">
            <text:p>0.000705</text:p>
          </table:table-cell>
          <table:table-cell table:formula="of:=[.C28]*100" office:value-type="float" office:value="2.7073" calcext:value-type="float">
            <text:p>2.7073</text:p>
          </table:table-cell>
          <table:table-cell table:formula="of:=[.D28]*100" office:value-type="float" office:value="0.0705" calcext:value-type="float">
            <text:p>0.0705</text:p>
          </table:table-cell>
          <table:table-cell table:number-columns-repeated="3"/>
          <table:covered-table-cell/>
          <table:table-cell office:value-type="float" office:value="159" calcext:value-type="float">
            <text:p>159</text:p>
          </table:table-cell>
          <table:table-cell office:value-type="float" office:value="0.027073" calcext:value-type="float">
            <text:p>0.027073</text:p>
          </table:table-cell>
          <table:table-cell office:value-type="float" office:value="0.000386" calcext:value-type="float">
            <text:p>0.000386</text:p>
          </table:table-cell>
          <table:table-cell table:formula="of:=[.L28]*100" office:value-type="float" office:value="2.7073" calcext:value-type="float">
            <text:p>2.7073</text:p>
          </table:table-cell>
          <table:table-cell table:formula="of:=[.M28]*100" office:value-type="float" office:value="0.0386" calcext:value-type="float">
            <text:p>0.0386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65" calcext:value-type="float">
            <text:p>165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001585" calcext:value-type="float">
            <text:p>0.001585</text:p>
          </table:table-cell>
          <table:table-cell table:formula="of:=[.C29]*100" office:value-type="float" office:value="1.2086" calcext:value-type="float">
            <text:p>1.2086</text:p>
          </table:table-cell>
          <table:table-cell table:formula="of:=[.D29]*100" office:value-type="float" office:value="0.1585" calcext:value-type="float">
            <text:p>0.1585</text:p>
          </table:table-cell>
          <table:table-cell table:number-columns-repeated="3"/>
          <table:covered-table-cell/>
          <table:table-cell office:value-type="float" office:value="165" calcext:value-type="float">
            <text:p>165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000837" calcext:value-type="float">
            <text:p>0.000837</text:p>
          </table:table-cell>
          <table:table-cell table:formula="of:=[.L29]*100" office:value-type="float" office:value="1.2086" calcext:value-type="float">
            <text:p>1.2086</text:p>
          </table:table-cell>
          <table:table-cell table:formula="of:=[.M29]*100" office:value-type="float" office:value="0.0837" calcext:value-type="float">
            <text:p>0.0837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71" calcext:value-type="float">
            <text:p>171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0.001321" calcext:value-type="float">
            <text:p>0.001321</text:p>
          </table:table-cell>
          <table:table-cell table:formula="of:=[.C30]*100" office:value-type="float" office:value="1.2811" calcext:value-type="float">
            <text:p>1.2811</text:p>
          </table:table-cell>
          <table:table-cell table:formula="of:=[.D30]*100" office:value-type="float" office:value="0.1321" calcext:value-type="float">
            <text:p>0.1321</text:p>
          </table:table-cell>
          <table:table-cell table:number-columns-repeated="3"/>
          <table:covered-table-cell/>
          <table:table-cell office:value-type="float" office:value="171" calcext:value-type="float">
            <text:p>171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0.001609" calcext:value-type="float">
            <text:p>0.001609</text:p>
          </table:table-cell>
          <table:table-cell table:formula="of:=[.L30]*100" office:value-type="float" office:value="1.2811" calcext:value-type="float">
            <text:p>1.2811</text:p>
          </table:table-cell>
          <table:table-cell table:formula="of:=[.M30]*100" office:value-type="float" office:value="0.1609" calcext:value-type="float">
            <text:p>0.1609</text:p>
          </table:table-cell>
          <table:table-cell table:number-columns-repeated="1009"/>
        </table:table-row>
        <table:table-row table:style-name="ro1">
          <table:covered-table-cell/>
          <table:table-cell office:value-type="float" office:value="177" calcext:value-type="float">
            <text:p>177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0969" calcext:value-type="float">
            <text:p>0.000969</text:p>
          </table:table-cell>
          <table:table-cell table:formula="of:=[.C31]*100" office:value-type="float" office:value="0.3142" calcext:value-type="float">
            <text:p>0.3142</text:p>
          </table:table-cell>
          <table:table-cell table:formula="of:=[.D31]*100" office:value-type="float" office:value="0.0969" calcext:value-type="float">
            <text:p>0.0969</text:p>
          </table:table-cell>
          <table:table-cell table:number-columns-repeated="3"/>
          <table:covered-table-cell/>
          <table:table-cell office:value-type="float" office:value="177" calcext:value-type="float">
            <text:p>177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1287" calcext:value-type="float">
            <text:p>0.001287</text:p>
          </table:table-cell>
          <table:table-cell table:formula="of:=[.L31]*100" office:value-type="float" office:value="0.3142" calcext:value-type="float">
            <text:p>0.3142</text:p>
          </table:table-cell>
          <table:table-cell table:formula="of:=[.M31]*100" office:value-type="float" office:value="0.1287" calcext:value-type="float">
            <text:p>0.1287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8"/>
          <table:covered-table-cell/>
          <table:table-cell table:number-columns-repeated="1014"/>
        </table:table-row>
        <table:table-row table:style-name="ro1">
          <table:covered-table-cell/>
          <table:table-cell table:number-columns-repeated="2"/>
          <table:table-cell table:style-name="ce2" office:value-type="string" calcext:value-type="string">
            <text:p>Total</text:p>
          </table:table-cell>
          <table:table-cell table:formula="of:=SUM([.E2:.E31])" office:value-type="float" office:value="99.9998" calcext:value-type="float">
            <text:p>99.9998</text:p>
          </table:table-cell>
          <table:table-cell table:formula="of:=SUM([.F2:.F31])" office:value-type="float" office:value="100.0003" calcext:value-type="float">
            <text:p>100.0003</text:p>
          </table:table-cell>
          <table:table-cell table:number-columns-repeated="3"/>
          <table:covered-table-cell/>
          <table:table-cell table:number-columns-repeated="2"/>
          <table:table-cell table:style-name="ce2" office:value-type="string" calcext:value-type="string">
            <text:p>Total</text:p>
          </table:table-cell>
          <table:table-cell table:formula="of:=SUM([.N2:.N31])" office:value-type="float" office:value="99.9998" calcext:value-type="float">
            <text:p>99.9998</text:p>
          </table:table-cell>
          <table:table-cell table:formula="of:=SUM([.O2:.O31])" office:value-type="float" office:value="99.9999" calcext:value-type="float">
            <text:p>99.9999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2"/>
          <table:table-cell table:style-name="ce2" office:value-type="string" calcext:value-type="string">
            <text:p>Bw 45-135</text:p>
          </table:table-cell>
          <table:table-cell/>
          <table:table-cell table:formula="of:=SUM([.F9:.F24])" office:value-type="float" office:value="95.8608" calcext:value-type="float">
            <text:p>95.8608</text:p>
          </table:table-cell>
          <table:table-cell table:number-columns-repeated="3"/>
          <table:covered-table-cell/>
          <table:table-cell table:number-columns-repeated="2"/>
          <table:table-cell table:style-name="ce2" office:value-type="string" calcext:value-type="string">
            <text:p>Bw 45-135</text:p>
          </table:table-cell>
          <table:table-cell/>
          <table:table-cell table:formula="of:=SUM([.O9:.O24])" office:value-type="float" office:value="97.0523" calcext:value-type="float">
            <text:p>97.052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92217" calcext:value-type="float">
            <text:p>0.092217</text:p>
          </table:table-cell>
          <table:table-cell office:value-type="float" office:value="0.002653" calcext:value-type="float">
            <text:p>0.002653</text:p>
          </table:table-cell>
          <table:table-cell table:formula="of:=[.C38]*100" office:value-type="float" office:value="9.2217" calcext:value-type="float">
            <text:p>9.2217</text:p>
          </table:table-cell>
          <table:table-cell table:formula="of:=[.D38]*100" office:value-type="float" office:value="0.2653" calcext:value-type="float">
            <text:p>0.2653</text:p>
          </table:table-cell>
          <table:table-cell office:value-type="float" office:value="198" calcext:value-type="float">
            <text:p>198</text:p>
          </table:table-cell>
          <table:table-cell office:value-type="float" office:value="2678" calcext:value-type="float">
            <text:p>2678</text:p>
          </table:table-cell>
          <table:table-cell table:formula="of:=100*[.H38]/([.H38]+[.G38])" office:value-type="float" office:value="93.115438108484" calcext:value-type="float">
            <text:p>93.1154381084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92217" calcext:value-type="float">
            <text:p>0.092217</text:p>
          </table:table-cell>
          <table:table-cell office:value-type="float" office:value="0.001808" calcext:value-type="float">
            <text:p>0.001808</text:p>
          </table:table-cell>
          <table:table-cell table:formula="of:=[.L38]*100" office:value-type="float" office:value="9.2217" calcext:value-type="float">
            <text:p>9.2217</text:p>
          </table:table-cell>
          <table:table-cell table:formula="of:=[.M38]*100" office:value-type="float" office:value="0.1808" calcext:value-type="float">
            <text:p>0.1808</text:p>
          </table:table-cell>
          <table:table-cell office:value-type="float" office:value="162" calcext:value-type="float">
            <text:p>162</text:p>
          </table:table-cell>
          <table:table-cell office:value-type="float" office:value="3750" calcext:value-type="float">
            <text:p>3750</text:p>
          </table:table-cell>
          <table:table-cell table:formula="of:=100*[.Q38]/([.Q38]+[.P38])" office:value-type="float" office:value="95.8588957055215" calcext:value-type="float">
            <text:p>95.85889570552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16389" calcext:value-type="float">
            <text:p>0.116389</text:p>
          </table:table-cell>
          <table:table-cell office:value-type="float" office:value="0.003273" calcext:value-type="float">
            <text:p>0.003273</text:p>
          </table:table-cell>
          <table:table-cell table:formula="of:=[.C39]*100" office:value-type="float" office:value="11.6389" calcext:value-type="float">
            <text:p>11.6389</text:p>
          </table:table-cell>
          <table:table-cell table:formula="of:=[.D39]*100" office:value-type="float" office:value="0.3273" calcext:value-type="float">
            <text:p>0.327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116389" calcext:value-type="float">
            <text:p>0.116389</text:p>
          </table:table-cell>
          <table:table-cell office:value-type="float" office:value="0.002066" calcext:value-type="float">
            <text:p>0.002066</text:p>
          </table:table-cell>
          <table:table-cell table:formula="of:=[.L39]*100" office:value-type="float" office:value="11.6389" calcext:value-type="float">
            <text:p>11.6389</text:p>
          </table:table-cell>
          <table:table-cell table:formula="of:=[.M39]*100" office:value-type="float" office:value="0.2066" calcext:value-type="float">
            <text:p>0.206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5342" calcext:value-type="float">
            <text:p>0.05342</text:p>
          </table:table-cell>
          <table:table-cell office:value-type="float" office:value="0.004069" calcext:value-type="float">
            <text:p>0.004069</text:p>
          </table:table-cell>
          <table:table-cell table:formula="of:=[.C40]*100" office:value-type="float" office:value="5.342" calcext:value-type="float">
            <text:p>5.342</text:p>
          </table:table-cell>
          <table:table-cell table:formula="of:=[.D40]*100" office:value-type="float" office:value="0.4069" calcext:value-type="float">
            <text:p>0.406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5342" calcext:value-type="float">
            <text:p>0.05342</text:p>
          </table:table-cell>
          <table:table-cell office:value-type="float" office:value="0.001937" calcext:value-type="float">
            <text:p>0.001937</text:p>
          </table:table-cell>
          <table:table-cell table:formula="of:=[.L40]*100" office:value-type="float" office:value="5.342" calcext:value-type="float">
            <text:p>5.342</text:p>
          </table:table-cell>
          <table:table-cell table:formula="of:=[.M40]*100" office:value-type="float" office:value="0.1937" calcext:value-type="float">
            <text:p>0.19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03449" calcext:value-type="float">
            <text:p>0.003449</text:p>
          </table:table-cell>
          <table:table-cell table:formula="of:=[.C41]*100" office:value-type="float" office:value="6.3089" calcext:value-type="float">
            <text:p>6.3089</text:p>
          </table:table-cell>
          <table:table-cell table:formula="of:=[.D41]*100" office:value-type="float" office:value="0.3449" calcext:value-type="float">
            <text:p>0.344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01808" calcext:value-type="float">
            <text:p>0.001808</text:p>
          </table:table-cell>
          <table:table-cell table:formula="of:=[.L41]*100" office:value-type="float" office:value="6.3089" calcext:value-type="float">
            <text:p>6.3089</text:p>
          </table:table-cell>
          <table:table-cell table:formula="of:=[.M41]*100" office:value-type="float" office:value="0.1808" calcext:value-type="float">
            <text:p>0.180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0.003449" calcext:value-type="float">
            <text:p>0.003449</text:p>
          </table:table-cell>
          <table:table-cell table:formula="of:=[.C42]*100" office:value-type="float" office:value="2.9248" calcext:value-type="float">
            <text:p>2.9248</text:p>
          </table:table-cell>
          <table:table-cell table:formula="of:=[.D42]*100" office:value-type="float" office:value="0.3449" calcext:value-type="float">
            <text:p>0.344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0.001808" calcext:value-type="float">
            <text:p>0.001808</text:p>
          </table:table-cell>
          <table:table-cell table:formula="of:=[.L42]*100" office:value-type="float" office:value="2.9248" calcext:value-type="float">
            <text:p>2.9248</text:p>
          </table:table-cell>
          <table:table-cell table:formula="of:=[.M42]*100" office:value-type="float" office:value="0.1808" calcext:value-type="float">
            <text:p>0.180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27677" calcext:value-type="float">
            <text:p>0.027677</text:p>
          </table:table-cell>
          <table:table-cell office:value-type="float" office:value="0.003715" calcext:value-type="float">
            <text:p>0.003715</text:p>
          </table:table-cell>
          <table:table-cell table:formula="of:=[.C43]*100" office:value-type="float" office:value="2.7677" calcext:value-type="float">
            <text:p>2.7677</text:p>
          </table:table-cell>
          <table:table-cell table:formula="of:=[.D43]*100" office:value-type="float" office:value="0.3715" calcext:value-type="float">
            <text:p>0.3715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.027677" calcext:value-type="float">
            <text:p>0.027677</text:p>
          </table:table-cell>
          <table:table-cell office:value-type="float" office:value="0.003616" calcext:value-type="float">
            <text:p>0.003616</text:p>
          </table:table-cell>
          <table:table-cell table:formula="of:=[.L43]*100" office:value-type="float" office:value="2.7677" calcext:value-type="float">
            <text:p>2.7677</text:p>
          </table:table-cell>
          <table:table-cell table:formula="of:=[.M43]*100" office:value-type="float" office:value="0.3616" calcext:value-type="float">
            <text:p>0.36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0.007518" calcext:value-type="float">
            <text:p>0.007518</text:p>
          </table:table-cell>
          <table:table-cell table:formula="of:=[.C44]*100" office:value-type="float" office:value="1.7887" calcext:value-type="float">
            <text:p>1.7887</text:p>
          </table:table-cell>
          <table:table-cell table:formula="of:=[.D44]*100" office:value-type="float" office:value="0.7518" calcext:value-type="float">
            <text:p>0.7518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0.006457" calcext:value-type="float">
            <text:p>0.006457</text:p>
          </table:table-cell>
          <table:table-cell table:formula="of:=[.L44]*100" office:value-type="float" office:value="1.7887" calcext:value-type="float">
            <text:p>1.7887</text:p>
          </table:table-cell>
          <table:table-cell table:formula="of:=[.M44]*100" office:value-type="float" office:value="0.6457" calcext:value-type="float">
            <text:p>0.64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0.010348" calcext:value-type="float">
            <text:p>0.010348</text:p>
          </table:table-cell>
          <table:table-cell table:formula="of:=[.C45]*100" office:value-type="float" office:value="0.6526" calcext:value-type="float">
            <text:p>0.6526</text:p>
          </table:table-cell>
          <table:table-cell table:formula="of:=[.D45]*100" office:value-type="float" office:value="1.0348" calcext:value-type="float">
            <text:p>1.034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0.006264" calcext:value-type="float">
            <text:p>0.006264</text:p>
          </table:table-cell>
          <table:table-cell table:formula="of:=[.L45]*100" office:value-type="float" office:value="0.6526" calcext:value-type="float">
            <text:p>0.6526</text:p>
          </table:table-cell>
          <table:table-cell table:formula="of:=[.M45]*100" office:value-type="float" office:value="0.6264" calcext:value-type="float">
            <text:p>0.626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0.006545" calcext:value-type="float">
            <text:p>0.006545</text:p>
          </table:table-cell>
          <table:table-cell table:formula="of:=[.C46]*100" office:value-type="float" office:value="1.7887" calcext:value-type="float">
            <text:p>1.7887</text:p>
          </table:table-cell>
          <table:table-cell table:formula="of:=[.D46]*100" office:value-type="float" office:value="0.6545" calcext:value-type="float">
            <text:p>0.6545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0.017887" calcext:value-type="float">
            <text:p>0.017887</text:p>
          </table:table-cell>
          <table:table-cell office:value-type="float" office:value="0.005876" calcext:value-type="float">
            <text:p>0.005876</text:p>
          </table:table-cell>
          <table:table-cell table:formula="of:=[.L46]*100" office:value-type="float" office:value="1.7887" calcext:value-type="float">
            <text:p>1.7887</text:p>
          </table:table-cell>
          <table:table-cell table:formula="of:=[.M46]*100" office:value-type="float" office:value="0.5876" calcext:value-type="float">
            <text:p>0.587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53541" calcext:value-type="float">
            <text:p>0.053541</text:p>
          </table:table-cell>
          <table:table-cell office:value-type="float" office:value="0.007076" calcext:value-type="float">
            <text:p>0.007076</text:p>
          </table:table-cell>
          <table:table-cell table:formula="of:=[.C47]*100" office:value-type="float" office:value="5.3541" calcext:value-type="float">
            <text:p>5.3541</text:p>
          </table:table-cell>
          <table:table-cell table:formula="of:=[.D47]*100" office:value-type="float" office:value="0.7076" calcext:value-type="float">
            <text:p>0.7076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0.053541" calcext:value-type="float">
            <text:p>0.053541</text:p>
          </table:table-cell>
          <table:table-cell office:value-type="float" office:value="0.005489" calcext:value-type="float">
            <text:p>0.005489</text:p>
          </table:table-cell>
          <table:table-cell table:formula="of:=[.L47]*100" office:value-type="float" office:value="5.3541" calcext:value-type="float">
            <text:p>5.3541</text:p>
          </table:table-cell>
          <table:table-cell table:formula="of:=[.M47]*100" office:value-type="float" office:value="0.5489" calcext:value-type="float">
            <text:p>0.54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064781" calcext:value-type="float">
            <text:p>0.064781</text:p>
          </table:table-cell>
          <table:table-cell office:value-type="float" office:value="0.009641" calcext:value-type="float">
            <text:p>0.009641</text:p>
          </table:table-cell>
          <table:table-cell table:formula="of:=[.C48]*100" office:value-type="float" office:value="6.4781" calcext:value-type="float">
            <text:p>6.4781</text:p>
          </table:table-cell>
          <table:table-cell table:formula="of:=[.D48]*100" office:value-type="float" office:value="0.9641" calcext:value-type="float">
            <text:p>0.9641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.064781" calcext:value-type="float">
            <text:p>0.064781</text:p>
          </table:table-cell>
          <table:table-cell office:value-type="float" office:value="0.009751" calcext:value-type="float">
            <text:p>0.009751</text:p>
          </table:table-cell>
          <table:table-cell table:formula="of:=[.L48]*100" office:value-type="float" office:value="6.4781" calcext:value-type="float">
            <text:p>6.4781</text:p>
          </table:table-cell>
          <table:table-cell table:formula="of:=[.M48]*100" office:value-type="float" office:value="0.9751" calcext:value-type="float">
            <text:p>0.975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45927" calcext:value-type="float">
            <text:p>0.045927</text:p>
          </table:table-cell>
          <table:table-cell office:value-type="float" office:value="0.028304" calcext:value-type="float">
            <text:p>0.028304</text:p>
          </table:table-cell>
          <table:table-cell table:formula="of:=[.C49]*100" office:value-type="float" office:value="4.5927" calcext:value-type="float">
            <text:p>4.5927</text:p>
          </table:table-cell>
          <table:table-cell table:formula="of:=[.D49]*100" office:value-type="float" office:value="2.8304" calcext:value-type="float">
            <text:p>2.8304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.045927" calcext:value-type="float">
            <text:p>0.045927</text:p>
          </table:table-cell>
          <table:table-cell office:value-type="float" office:value="0.029769" calcext:value-type="float">
            <text:p>0.029769</text:p>
          </table:table-cell>
          <table:table-cell table:formula="of:=[.L49]*100" office:value-type="float" office:value="4.5927" calcext:value-type="float">
            <text:p>4.5927</text:p>
          </table:table-cell>
          <table:table-cell table:formula="of:=[.M49]*100" office:value-type="float" office:value="2.9769" calcext:value-type="float">
            <text:p>2.976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39642" calcext:value-type="float">
            <text:p>0.039642</text:p>
          </table:table-cell>
          <table:table-cell office:value-type="float" office:value="0.031665" calcext:value-type="float">
            <text:p>0.031665</text:p>
          </table:table-cell>
          <table:table-cell table:formula="of:=[.C50]*100" office:value-type="float" office:value="3.9642" calcext:value-type="float">
            <text:p>3.9642</text:p>
          </table:table-cell>
          <table:table-cell table:formula="of:=[.D50]*100" office:value-type="float" office:value="3.1665" calcext:value-type="float">
            <text:p>3.166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.039642" calcext:value-type="float">
            <text:p>0.039642</text:p>
          </table:table-cell>
          <table:table-cell office:value-type="float" office:value="0.029059" calcext:value-type="float">
            <text:p>0.029059</text:p>
          </table:table-cell>
          <table:table-cell table:formula="of:=[.L50]*100" office:value-type="float" office:value="3.9642" calcext:value-type="float">
            <text:p>3.9642</text:p>
          </table:table-cell>
          <table:table-cell table:formula="of:=[.M50]*100" office:value-type="float" office:value="2.9059" calcext:value-type="float">
            <text:p>2.90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094755" calcext:value-type="float">
            <text:p>0.094755</text:p>
          </table:table-cell>
          <table:table-cell office:value-type="float" office:value="0.070051" calcext:value-type="float">
            <text:p>0.070051</text:p>
          </table:table-cell>
          <table:table-cell table:formula="of:=[.C51]*100" office:value-type="float" office:value="9.4755" calcext:value-type="float">
            <text:p>9.4755</text:p>
          </table:table-cell>
          <table:table-cell table:formula="of:=[.D51]*100" office:value-type="float" office:value="7.0051" calcext:value-type="float">
            <text:p>7.0051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.094755" calcext:value-type="float">
            <text:p>0.094755</text:p>
          </table:table-cell>
          <table:table-cell office:value-type="float" office:value="0.074842" calcext:value-type="float">
            <text:p>0.074842</text:p>
          </table:table-cell>
          <table:table-cell table:formula="of:=[.L51]*100" office:value-type="float" office:value="9.4755" calcext:value-type="float">
            <text:p>9.4755</text:p>
          </table:table-cell>
          <table:table-cell table:formula="of:=[.M51]*100" office:value-type="float" office:value="7.4842" calcext:value-type="float">
            <text:p>7.48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081943" calcext:value-type="float">
            <text:p>0.081943</text:p>
          </table:table-cell>
          <table:table-cell office:value-type="float" office:value="0.31815" calcext:value-type="float">
            <text:p>0.31815</text:p>
          </table:table-cell>
          <table:table-cell table:formula="of:=[.C52]*100" office:value-type="float" office:value="8.1943" calcext:value-type="float">
            <text:p>8.1943</text:p>
          </table:table-cell>
          <table:table-cell table:formula="of:=[.D52]*100" office:value-type="float" office:value="31.815" calcext:value-type="float">
            <text:p>31.815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0.081943" calcext:value-type="float">
            <text:p>0.081943</text:p>
          </table:table-cell>
          <table:table-cell office:value-type="float" office:value="0.326101" calcext:value-type="float">
            <text:p>0.326101</text:p>
          </table:table-cell>
          <table:table-cell table:formula="of:=[.L52]*100" office:value-type="float" office:value="8.1943" calcext:value-type="float">
            <text:p>8.1943</text:p>
          </table:table-cell>
          <table:table-cell table:formula="of:=[.M52]*100" office:value-type="float" office:value="32.6101" calcext:value-type="float">
            <text:p>32.610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058013" calcext:value-type="float">
            <text:p>0.058013</text:p>
          </table:table-cell>
          <table:table-cell office:value-type="float" office:value="0.323633" calcext:value-type="float">
            <text:p>0.323633</text:p>
          </table:table-cell>
          <table:table-cell table:formula="of:=[.C53]*100" office:value-type="float" office:value="5.8013" calcext:value-type="float">
            <text:p>5.8013</text:p>
          </table:table-cell>
          <table:table-cell table:formula="of:=[.D53]*100" office:value-type="float" office:value="32.3633" calcext:value-type="float">
            <text:p>32.3633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0.058013" calcext:value-type="float">
            <text:p>0.058013</text:p>
          </table:table-cell>
          <table:table-cell office:value-type="float" office:value="0.327586" calcext:value-type="float">
            <text:p>0.327586</text:p>
          </table:table-cell>
          <table:table-cell table:formula="of:=[.L53]*100" office:value-type="float" office:value="5.8013" calcext:value-type="float">
            <text:p>5.8013</text:p>
          </table:table-cell>
          <table:table-cell table:formula="of:=[.M53]*100" office:value-type="float" office:value="32.7586" calcext:value-type="float">
            <text:p>32.75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008702" calcext:value-type="float">
            <text:p>0.008702</text:p>
          </table:table-cell>
          <table:table-cell office:value-type="float" office:value="0.071997" calcext:value-type="float">
            <text:p>0.071997</text:p>
          </table:table-cell>
          <table:table-cell table:formula="of:=[.C54]*100" office:value-type="float" office:value="0.8702" calcext:value-type="float">
            <text:p>0.8702</text:p>
          </table:table-cell>
          <table:table-cell table:formula="of:=[.D54]*100" office:value-type="float" office:value="7.1997" calcext:value-type="float">
            <text:p>7.1997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0.008702" calcext:value-type="float">
            <text:p>0.008702</text:p>
          </table:table-cell>
          <table:table-cell office:value-type="float" office:value="0.075423" calcext:value-type="float">
            <text:p>0.075423</text:p>
          </table:table-cell>
          <table:table-cell table:formula="of:=[.L54]*100" office:value-type="float" office:value="0.8702" calcext:value-type="float">
            <text:p>0.8702</text:p>
          </table:table-cell>
          <table:table-cell table:formula="of:=[.M54]*100" office:value-type="float" office:value="7.5423" calcext:value-type="float">
            <text:p>7.54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.032018" calcext:value-type="float">
            <text:p>0.032018</text:p>
          </table:table-cell>
          <table:table-cell table:formula="of:=[.C55]*100" office:value-type="float" office:value="0.4593" calcext:value-type="float">
            <text:p>0.4593</text:p>
          </table:table-cell>
          <table:table-cell table:formula="of:=[.D55]*100" office:value-type="float" office:value="3.2018" calcext:value-type="float">
            <text:p>3.2018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.031448" calcext:value-type="float">
            <text:p>0.031448</text:p>
          </table:table-cell>
          <table:table-cell table:formula="of:=[.L55]*100" office:value-type="float" office:value="0.4593" calcext:value-type="float">
            <text:p>0.4593</text:p>
          </table:table-cell>
          <table:table-cell table:formula="of:=[.M55]*100" office:value-type="float" office:value="3.1448" calcext:value-type="float">
            <text:p>3.144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.009185" calcext:value-type="float">
            <text:p>0.009185</text:p>
          </table:table-cell>
          <table:table-cell office:value-type="float" office:value="0.029365" calcext:value-type="float">
            <text:p>0.029365</text:p>
          </table:table-cell>
          <table:table-cell table:formula="of:=[.C56]*100" office:value-type="float" office:value="0.9185" calcext:value-type="float">
            <text:p>0.9185</text:p>
          </table:table-cell>
          <table:table-cell table:formula="of:=[.D56]*100" office:value-type="float" office:value="2.9365" calcext:value-type="float">
            <text:p>2.9365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0.009185" calcext:value-type="float">
            <text:p>0.009185</text:p>
          </table:table-cell>
          <table:table-cell office:value-type="float" office:value="0.030996" calcext:value-type="float">
            <text:p>0.030996</text:p>
          </table:table-cell>
          <table:table-cell table:formula="of:=[.L56]*100" office:value-type="float" office:value="0.9185" calcext:value-type="float">
            <text:p>0.9185</text:p>
          </table:table-cell>
          <table:table-cell table:formula="of:=[.M56]*100" office:value-type="float" office:value="3.0996" calcext:value-type="float">
            <text:p>3.099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0.004834" calcext:value-type="float">
            <text:p>0.004834</text:p>
          </table:table-cell>
          <table:table-cell office:value-type="float" office:value="0.008668" calcext:value-type="float">
            <text:p>0.008668</text:p>
          </table:table-cell>
          <table:table-cell table:formula="of:=[.C57]*100" office:value-type="float" office:value="0.4834" calcext:value-type="float">
            <text:p>0.4834</text:p>
          </table:table-cell>
          <table:table-cell table:formula="of:=[.D57]*100" office:value-type="float" office:value="0.8668" calcext:value-type="float">
            <text:p>0.8668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0.004834" calcext:value-type="float">
            <text:p>0.004834</text:p>
          </table:table-cell>
          <table:table-cell office:value-type="float" office:value="0.008459" calcext:value-type="float">
            <text:p>0.008459</text:p>
          </table:table-cell>
          <table:table-cell table:formula="of:=[.L57]*100" office:value-type="float" office:value="0.4834" calcext:value-type="float">
            <text:p>0.4834</text:p>
          </table:table-cell>
          <table:table-cell table:formula="of:=[.M57]*100" office:value-type="float" office:value="0.8459" calcext:value-type="float">
            <text:p>0.84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5661" calcext:value-type="float">
            <text:p>0.005661</text:p>
          </table:table-cell>
          <table:table-cell table:formula="of:=[.C58]*100" office:value-type="float" office:value="0.1209" calcext:value-type="float">
            <text:p>0.1209</text:p>
          </table:table-cell>
          <table:table-cell table:formula="of:=[.D58]*100" office:value-type="float" office:value="0.5661" calcext:value-type="float">
            <text:p>0.5661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5424" calcext:value-type="float">
            <text:p>0.005424</text:p>
          </table:table-cell>
          <table:table-cell table:formula="of:=[.L58]*100" office:value-type="float" office:value="0.1209" calcext:value-type="float">
            <text:p>0.1209</text:p>
          </table:table-cell>
          <table:table-cell table:formula="of:=[.M58]*100" office:value-type="float" office:value="0.5424" calcext:value-type="float">
            <text:p>0.542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4776" calcext:value-type="float">
            <text:p>0.004776</text:p>
          </table:table-cell>
          <table:table-cell table:formula="of:=[.C59]*100" office:value-type="float" office:value="0.9669" calcext:value-type="float">
            <text:p>0.9669</text:p>
          </table:table-cell>
          <table:table-cell table:formula="of:=[.D59]*100" office:value-type="float" office:value="0.4776" calcext:value-type="float">
            <text:p>0.4776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4197" calcext:value-type="float">
            <text:p>0.004197</text:p>
          </table:table-cell>
          <table:table-cell table:formula="of:=[.L59]*100" office:value-type="float" office:value="0.9669" calcext:value-type="float">
            <text:p>0.9669</text:p>
          </table:table-cell>
          <table:table-cell table:formula="of:=[.M59]*100" office:value-type="float" office:value="0.4197" calcext:value-type="float">
            <text:p>0.419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4334" calcext:value-type="float">
            <text:p>0.004334</text:p>
          </table:table-cell>
          <table:table-cell table:formula="of:=[.C60]*100" office:value-type="float" office:value="0.9669" calcext:value-type="float">
            <text:p>0.9669</text:p>
          </table:table-cell>
          <table:table-cell table:formula="of:=[.D60]*100" office:value-type="float" office:value="0.4334" calcext:value-type="float">
            <text:p>0.4334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.0031" calcext:value-type="float">
            <text:p>0.0031</text:p>
          </table:table-cell>
          <table:table-cell table:formula="of:=[.L60]*100" office:value-type="float" office:value="0.9669" calcext:value-type="float">
            <text:p>0.9669</text:p>
          </table:table-cell>
          <table:table-cell table:formula="of:=[.M60]*100" office:value-type="float" office:value="0.31" calcext:value-type="float">
            <text:p>0.3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0023" calcext:value-type="float">
            <text:p>0.0023</text:p>
          </table:table-cell>
          <table:table-cell table:formula="of:=[.C61]*100" office:value-type="float" office:value="2.393" calcext:value-type="float">
            <text:p>2.393</text:p>
          </table:table-cell>
          <table:table-cell table:formula="of:=[.D61]*100" office:value-type="float" office:value="0.23" calcext:value-type="float">
            <text:p>0.23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001421" calcext:value-type="float">
            <text:p>0.001421</text:p>
          </table:table-cell>
          <table:table-cell table:formula="of:=[.L61]*100" office:value-type="float" office:value="2.393" calcext:value-type="float">
            <text:p>2.393</text:p>
          </table:table-cell>
          <table:table-cell table:formula="of:=[.M61]*100" office:value-type="float" office:value="0.1421" calcext:value-type="float">
            <text:p>0.14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1327" calcext:value-type="float">
            <text:p>0.001327</text:p>
          </table:table-cell>
          <table:table-cell table:formula="of:=[.C62]*100" office:value-type="float" office:value="0.3868" calcext:value-type="float">
            <text:p>0.3868</text:p>
          </table:table-cell>
          <table:table-cell table:formula="of:=[.D62]*100" office:value-type="float" office:value="0.1327" calcext:value-type="float">
            <text:p>0.1327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71" calcext:value-type="float">
            <text:p>0.00071</text:p>
          </table:table-cell>
          <table:table-cell table:formula="of:=[.L62]*100" office:value-type="float" office:value="0.3868" calcext:value-type="float">
            <text:p>0.3868</text:p>
          </table:table-cell>
          <table:table-cell table:formula="of:=[.M62]*100" office:value-type="float" office:value="0.071" calcext:value-type="float">
            <text:p>0.0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1415" calcext:value-type="float">
            <text:p>0.001415</text:p>
          </table:table-cell>
          <table:table-cell table:formula="of:=[.C63]*100" office:value-type="float" office:value="0.6285" calcext:value-type="float">
            <text:p>0.6285</text:p>
          </table:table-cell>
          <table:table-cell table:formula="of:=[.D63]*100" office:value-type="float" office:value="0.1415" calcext:value-type="float">
            <text:p>0.1415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071" calcext:value-type="float">
            <text:p>0.00071</text:p>
          </table:table-cell>
          <table:table-cell table:formula="of:=[.L63]*100" office:value-type="float" office:value="0.6285" calcext:value-type="float">
            <text:p>0.6285</text:p>
          </table:table-cell>
          <table:table-cell table:formula="of:=[.M63]*100" office:value-type="float" office:value="0.071" calcext:value-type="float">
            <text:p>0.0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0.027073" calcext:value-type="float">
            <text:p>0.027073</text:p>
          </table:table-cell>
          <table:table-cell office:value-type="float" office:value="0.000708" calcext:value-type="float">
            <text:p>0.000708</text:p>
          </table:table-cell>
          <table:table-cell table:formula="of:=[.C64]*100" office:value-type="float" office:value="2.7073" calcext:value-type="float">
            <text:p>2.7073</text:p>
          </table:table-cell>
          <table:table-cell table:formula="of:=[.D64]*100" office:value-type="float" office:value="0.0708" calcext:value-type="float">
            <text:p>0.0708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office:value-type="float" office:value="0.027073" calcext:value-type="float">
            <text:p>0.027073</text:p>
          </table:table-cell>
          <table:table-cell office:value-type="float" office:value="0.000387" calcext:value-type="float">
            <text:p>0.000387</text:p>
          </table:table-cell>
          <table:table-cell table:formula="of:=[.L64]*100" office:value-type="float" office:value="2.7073" calcext:value-type="float">
            <text:p>2.7073</text:p>
          </table:table-cell>
          <table:table-cell table:formula="of:=[.M64]*100" office:value-type="float" office:value="0.0387" calcext:value-type="float">
            <text:p>0.038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001592" calcext:value-type="float">
            <text:p>0.001592</text:p>
          </table:table-cell>
          <table:table-cell table:formula="of:=[.C65]*100" office:value-type="float" office:value="1.2086" calcext:value-type="float">
            <text:p>1.2086</text:p>
          </table:table-cell>
          <table:table-cell table:formula="of:=[.D65]*100" office:value-type="float" office:value="0.1592" calcext:value-type="float">
            <text:p>0.1592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0.000839" calcext:value-type="float">
            <text:p>0.000839</text:p>
          </table:table-cell>
          <table:table-cell table:formula="of:=[.L65]*100" office:value-type="float" office:value="1.2086" calcext:value-type="float">
            <text:p>1.2086</text:p>
          </table:table-cell>
          <table:table-cell table:formula="of:=[.M65]*100" office:value-type="float" office:value="0.0839" calcext:value-type="float">
            <text:p>0.08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0.001327" calcext:value-type="float">
            <text:p>0.001327</text:p>
          </table:table-cell>
          <table:table-cell table:formula="of:=[.C66]*100" office:value-type="float" office:value="1.2811" calcext:value-type="float">
            <text:p>1.2811</text:p>
          </table:table-cell>
          <table:table-cell table:formula="of:=[.D66]*100" office:value-type="float" office:value="0.1327" calcext:value-type="float">
            <text:p>0.1327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0.001614" calcext:value-type="float">
            <text:p>0.001614</text:p>
          </table:table-cell>
          <table:table-cell table:formula="of:=[.L66]*100" office:value-type="float" office:value="1.2811" calcext:value-type="float">
            <text:p>1.2811</text:p>
          </table:table-cell>
          <table:table-cell table:formula="of:=[.M66]*100" office:value-type="float" office:value="0.1614" calcext:value-type="float">
            <text:p>0.16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0973" calcext:value-type="float">
            <text:p>0.000973</text:p>
          </table:table-cell>
          <table:table-cell table:formula="of:=[.C67]*100" office:value-type="float" office:value="0.3142" calcext:value-type="float">
            <text:p>0.3142</text:p>
          </table:table-cell>
          <table:table-cell table:formula="of:=[.D67]*100" office:value-type="float" office:value="0.0973" calcext:value-type="float">
            <text:p>0.0973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1033" calcext:value-type="float">
            <text:p>0.001033</text:p>
          </table:table-cell>
          <table:table-cell table:formula="of:=[.L67]*100" office:value-type="float" office:value="0.3142" calcext:value-type="float">
            <text:p>0.3142</text:p>
          </table:table-cell>
          <table:table-cell table:formula="of:=[.M67]*100" office:value-type="float" office:value="0.1033" calcext:value-type="float">
            <text:p>0.103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Total</text:p>
          </table:table-cell>
          <table:table-cell table:formula="of:=SUM([.E38:.E67])" office:value-type="float" office:value="99.9998" calcext:value-type="float">
            <text:p>99.9998</text:p>
          </table:table-cell>
          <table:table-cell table:formula="of:=SUM([.F38:.F67])" office:value-type="float" office:value="100" calcext:value-type="float">
            <text:p>100</text:p>
          </table:table-cell>
          <table:table-cell table:number-columns-repeated="6"/>
          <table:table-cell table:style-name="ce2" office:value-type="string" calcext:value-type="string">
            <text:p>Total</text:p>
          </table:table-cell>
          <table:table-cell table:formula="of:=SUM([.N38:.N67])" office:value-type="float" office:value="99.9998" calcext:value-type="float">
            <text:p>99.9998</text:p>
          </table:table-cell>
          <table:table-cell table:formula="of:=SUM([.O38:.O67])" office:value-type="float" office:value="99.9998" calcext:value-type="float">
            <text:p>99.9998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" office:value-type="string" calcext:value-type="string">
            <text:p>Bw 45-135</text:p>
          </table:table-cell>
          <table:table-cell/>
          <table:table-cell table:formula="of:=SUM([.F45:.F60])" office:value-type="float" office:value="96.2232" calcext:value-type="float">
            <text:p>96.2232</text:p>
          </table:table-cell>
          <table:table-cell table:number-columns-repeated="6"/>
          <table:table-cell table:style-name="ce2" office:value-type="string" calcext:value-type="string">
            <text:p>Bw 45-135</text:p>
          </table:table-cell>
          <table:table-cell/>
          <table:table-cell table:formula="of:=SUM([.O45:.O60])" office:value-type="float" office:value="97.3784" calcext:value-type="float">
            <text:p>97.3784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9T22:53:21.256708458</dc:date>
    <meta:editing-duration>PT21M4S</meta:editing-duration>
    <meta:editing-cycles>4</meta:editing-cycles>
    <meta:generator>LibreOffice/6.0.7.3$Linux_X86_64 LibreOffice_project/00m0$Build-3</meta:generator>
    <meta:document-statistic meta:table-count="2" meta:cell-count="10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72cm" svg:y="4.203cm" style:legend-expansion="high" chart:style-name="ch2"/>
        <chart:plot-area chart:style-name="ch3" table:cell-range-address="naca0018.F2:naca0018.F31" svg:x="0.319cm" svg:y="0.18cm" svg:width="12.534cm" svg:height="8.645cm">
          <chartooo:coordinate-region svg:x="0.94cm" svg:y="0.379cm" svg:width="11.72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aca0018.F2:naca0018.F3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65">
                <text:p>0.6165</text:p>
                <draw:g>
                  <svg:desc>naca0018.F2:naca0018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9">
                <text:p>0.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1">
                <text:p>0.4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35">
                <text:p>0.3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35">
                <text:p>0.3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99">
                <text:p>0.3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51">
                <text:p>0.7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41">
                <text:p>1.0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18">
                <text:p>0.6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88">
                <text:p>0.9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2">
                <text:p>2.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795">
                <text:p>3.1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755">
                <text:p>6.9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0768">
                <text:p>32.0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9007">
                <text:p>31.9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517">
                <text:p>7.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795">
                <text:p>3.1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153">
                <text:p>2.9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637">
                <text:p>0.56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44">
                <text:p>0.4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28">
                <text:p>0.4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02">
                <text:p>0.2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09">
                <text:p>0.1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09">
                <text:p>0.14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85">
                <text:p>0.1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21">
                <text:p>0.1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69">
                <text:p>0.0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